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7">
      <style:text-properties/>
      <style:paragraph-properties fo:text-align="center" fo:margin-left="0cm" fo:margin-right="0cm" fo:text-indent="0cm" fo:margin-top="0pt" fo:margin-bottom="0pt" fo:border="none"/>
    </style:style>
    <style:style style:family="text" style:name="T339">
      <style:text-properties fo:color="#000000" fo:font-family="Liberation Serif" style:font-family-complex="Liberation Serif" fo:font-size="14pt" fo:font-weight="bold"/>
    </style:style>
    <style:style style:family="text" style:name="T340">
      <style:text-properties fo:font-family="Liberation Serif" style:font-family-complex="Liberation Serif"/>
    </style:style>
    <style:style style:family="paragraph" style:name="P48">
      <style:text-properties/>
      <style:paragraph-properties fo:text-align="center" fo:margin-left="0cm" fo:margin-right="0cm" fo:text-indent="0cm" fo:margin-top="0pt" fo:margin-bottom="0pt" fo:border="none"/>
    </style:style>
    <style:style style:family="text" style:name="T341">
      <style:text-properties fo:color="#000000" fo:font-family="Liberation Serif" style:font-family-complex="Liberation Serif" fo:font-size="14pt" fo:font-weight="bold"/>
    </style:style>
    <style:style style:family="text" style:name="T342">
      <style:text-properties fo:font-family="Liberation Serif" style:font-family-complex="Liberation Serif"/>
    </style:style>
    <style:style style:family="paragraph" style:name="P49">
      <style:text-properties/>
      <style:paragraph-properties fo:text-align="center" fo:margin-left="0cm" fo:margin-right="0cm" fo:text-indent="0cm" fo:margin-top="0pt" fo:margin-bottom="0pt" fo:border="none"/>
    </style:style>
    <style:style style:family="text" style:name="T343">
      <style:text-properties fo:color="#000000" fo:font-family="Liberation Serif" style:font-family-complex="Liberation Serif" fo:font-size="14pt" fo:font-weight="bold"/>
    </style:style>
    <style:style style:family="text" style:name="T344">
      <style:text-properties fo:font-family="Liberation Serif" style:font-family-complex="Liberation Serif"/>
    </style:style>
    <style:style style:family="paragraph" style:name="P50">
      <style:text-properties/>
      <style:paragraph-properties fo:text-align="center" fo:margin-left="0.2117cm" fo:margin-right="0.2117cm" fo:text-indent="0cm" fo:margin-top="6pt" fo:margin-bottom="6pt" fo:border="none"/>
    </style:style>
    <style:style style:family="text" style:name="T345">
      <style:text-properties fo:font-family="Liberation Serif" style:font-family-complex="Liberation Serif"/>
    </style:style>
    <style:style style:family="text" style:name="T346">
      <style:text-properties fo:color="#000000" fo:font-family="Liberation Serif" style:font-family-complex="Liberation Serif" fo:font-size="14pt" fo:font-weight="bold"/>
    </style:style>
    <style:style style:family="text" style:name="T347">
      <style:text-properties fo:font-family="Liberation Serif" style:font-family-complex="Liberation Serif"/>
    </style:style>
    <style:style style:family="paragraph" style:name="P51">
      <style:text-properties/>
      <style:paragraph-properties fo:text-align="center" fo:margin-left="0cm" fo:margin-right="0cm" fo:text-indent="0cm" fo:margin-top="0pt" fo:margin-bottom="0pt" fo:border="none"/>
    </style:style>
    <style:style style:family="text" style:name="T348">
      <style:text-properties fo:color="#000000" fo:font-family="Liberation Serif" style:font-family-complex="Liberation Serif" fo:font-size="14pt" fo:font-weight="bold"/>
    </style:style>
    <style:style style:family="text" style:name="T349">
      <style:text-properties fo:font-family="Liberation Serif" style:font-family-complex="Liberation Serif"/>
    </style:style>
    <style:style style:family="paragraph" style:name="P52">
      <style:text-properties/>
      <style:paragraph-properties fo:text-align="center" fo:margin-left="0.2117cm" fo:margin-right="0.2117cm" fo:text-indent="0cm" fo:margin-top="6pt" fo:margin-bottom="6pt" fo:border="none"/>
    </style:style>
    <style:style style:family="text" style:name="T350">
      <style:text-properties fo:color="#000000" fo:font-family="Liberation Serif" style:font-family-complex="Liberation Serif" fo:font-size="14pt" fo:font-weight="bold"/>
    </style:style>
    <style:style style:family="text" style:name="T351">
      <style:text-properties fo:font-family="Liberation Serif" style:font-family-complex="Liberation Serif"/>
    </style:style>
    <style:style style:family="paragraph" style:name="P53">
      <style:text-properties/>
      <style:paragraph-properties fo:text-align="center" fo:margin-left="0cm" fo:margin-right="0cm" fo:text-indent="0cm" fo:margin-top="0pt" fo:margin-bottom="0pt" fo:border="none"/>
    </style:style>
    <style:style style:family="text" style:name="T352">
      <style:text-properties fo:color="#000000" fo:font-family="Liberation Serif" style:font-family-complex="Liberation Serif" fo:font-size="14pt" fo:font-style="italic" fo:font-weight="bold"/>
    </style:style>
    <style:style style:family="text" style:name="T353">
      <style:text-properties fo:font-family="Liberation Serif" style:font-family-complex="Liberation Serif"/>
    </style:style>
    <style:style style:family="text" style:name="T354">
      <style:text-properties fo:font-family="Liberation Serif" style:font-family-complex="Liberation Serif"/>
    </style:style>
    <style:style style:family="paragraph" style:name="P54">
      <style:text-properties/>
      <style:paragraph-properties fo:text-align="right" fo:margin-left="0cm" fo:margin-right="0cm" fo:text-indent="0cm" fo:margin-top="0pt" fo:margin-bottom="0pt" fo:border="none"/>
    </style:style>
    <style:style style:family="text" style:name="T355">
      <style:text-properties fo:color="#000000" fo:font-family="Liberation Serif" style:font-family-complex="Liberation Serif" fo:font-size="14pt" fo:font-weight="bold"/>
    </style:style>
    <style:style style:family="text" style:name="T356">
      <style:text-properties fo:font-family="Liberation Serif" style:font-family-complex="Liberation Serif"/>
    </style:style>
    <style:style style:family="paragraph" style:name="P55">
      <style:text-properties/>
      <style:paragraph-properties fo:text-align="right" fo:margin-left="0.2117cm" fo:margin-right="0.2117cm" fo:text-indent="0cm" fo:margin-top="6pt" fo:margin-bottom="6pt" fo:border="none"/>
    </style:style>
    <style:style style:family="text" style:name="T357">
      <style:text-properties fo:color="#000000" fo:font-family="Liberation Serif" style:font-family-complex="Liberation Serif" fo:font-size="14pt"/>
    </style:style>
    <style:style style:family="text" style:name="T358">
      <style:text-properties fo:color="#000000" fo:font-family="Liberation Serif" style:font-family-complex="Liberation Serif" fo:font-size="14pt" fo:font-weight="bold"/>
    </style:style>
    <style:style style:family="text" style:name="T359">
      <style:text-properties fo:font-family="Liberation Serif" style:font-family-complex="Liberation Serif"/>
    </style:style>
    <style:style style:family="paragraph" style:name="P56">
      <style:text-properties/>
      <style:paragraph-properties fo:text-align="right" fo:margin-left="0.2117cm" fo:margin-right="0.2117cm" fo:text-indent="0cm" fo:margin-top="6pt" fo:margin-bottom="6pt" fo:border="none"/>
    </style:style>
    <style:style style:family="text" style:name="T360">
      <style:text-properties fo:color="#000000" fo:font-family="Liberation Serif" style:font-family-complex="Liberation Serif" fo:font-size="14pt" fo:font-weight="bold"/>
    </style:style>
    <style:style style:family="text" style:name="T361">
      <style:text-properties fo:font-family="Liberation Serif" style:font-family-complex="Liberation Serif"/>
    </style:style>
    <style:style style:family="paragraph" style:name="P57">
      <style:text-properties/>
      <style:paragraph-properties fo:text-align="right" fo:margin-left="0.2117cm" fo:margin-right="0.2117cm" fo:text-indent="0cm" fo:margin-top="6pt" fo:margin-bottom="6pt" fo:border="none"/>
    </style:style>
    <style:style style:family="text" style:name="T362">
      <style:text-properties fo:color="#000000" fo:font-family="Liberation Serif" style:font-family-complex="Liberation Serif" fo:font-size="14pt"/>
    </style:style>
    <style:style style:family="text" style:name="T363">
      <style:text-properties fo:font-family="Liberation Serif" style:font-family-complex="Liberation Serif"/>
    </style:style>
    <style:style style:family="paragraph" style:name="P58">
      <style:text-properties/>
      <style:paragraph-properties fo:text-align="center" fo:margin-left="0.2117cm" fo:margin-right="0.2117cm" fo:text-indent="0cm" fo:margin-top="6pt" fo:margin-bottom="6pt" fo:border="none"/>
    </style:style>
    <style:style style:family="text" style:name="T364">
      <style:text-properties fo:color="#000000" fo:font-family="Liberation Serif" style:font-family-complex="Liberation Serif" fo:font-size="14pt"/>
    </style:style>
    <style:style style:family="text" style:name="T365">
      <style:text-properties fo:color="#000000" fo:font-family="Liberation Serif" style:font-family-complex="Liberation Serif" fo:font-size="13pt" fo:font-style="italic" fo:font-weight="bold"/>
    </style:style>
    <style:style style:family="text" style:name="T366">
      <style:text-properties fo:font-family="Liberation Serif" style:font-family-complex="Liberation Serif"/>
    </style:style>
    <style:style style:family="paragraph" style:name="P59">
      <style:text-properties/>
      <style:paragraph-properties fo:break-before="page"/>
    </style:style>
    <style:style style:family="text" style:name="T367">
      <style:text-properties fo:color="#000000" fo:font-family="Liberation Serif" style:font-family-complex="Liberation Serif" fo:font-size="14pt" fo:font-style="normal" fo:font-weight="bold"/>
    </style:style>
    <style:style style:family="text" style:name="T368">
      <style:text-properties fo:color="#000000" fo:font-family="Liberation Serif" style:font-family-complex="Liberation Serif" fo:font-size="14pt" fo:font-style="normal" fo:font-weight="bold"/>
    </style:style>
    <style:style style:family="text" style:name="T369">
      <style:text-properties fo:font-family="Liberation Serif" style:font-family-complex="Liberation Serif"/>
    </style:style>
    <style:style style:parent-style-name="660" style:family="paragraph" style:name="P60">
      <style:text-properties/>
      <style:paragraph-properties/>
    </style:style>
    <style:style style:family="text" style:name="T370">
      <style:text-properties fo:color="#000000" fo:font-family="Liberation Serif" style:font-family-complex="Liberation Serif" fo:font-size="14pt" fo:font-style="normal" fo:font-weight="bold"/>
    </style:style>
    <style:style style:family="text" style:name="T371">
      <style:text-properties fo:color="#000000" fo:font-family="Liberation Serif" style:font-family-complex="Liberation Serif" fo:font-size="14pt" fo:font-style="normal" fo:font-weight="bold"/>
    </style:style>
    <style:style style:family="text" style:name="T372">
      <style:text-properties fo:font-family="Liberation Serif" style:font-family-complex="Liberation Serif"/>
    </style:style>
    <style:style style:family="paragraph" style:name="P61">
      <style:text-properties/>
      <style:paragraph-properties/>
    </style:style>
    <style:style style:family="text" style:name="T373">
      <style:text-properties fo:color="#000000" fo:font-family="Liberation Serif" style:font-family-complex="Liberation Serif" fo:font-size="14pt" fo:font-style="normal" fo:font-weight="bold"/>
    </style:style>
    <style:style style:family="text" style:name="T374">
      <style:text-properties fo:font-family="Liberation Serif" style:font-family-complex="Liberation Serif" fo:font-weight="normal"/>
    </style:style>
    <style:style style:family="text" style:name="T375">
      <style:text-properties fo:font-family="Liberation Serif" style:font-family-complex="Liberation Serif"/>
    </style:style>
    <style:style style:parent-style-name="660" style:family="paragraph" style:name="P62">
      <style:text-properties/>
      <style:paragraph-properties/>
    </style:style>
    <style:style style:family="text" style:name="T376">
      <style:text-properties fo:color="#000000" fo:font-family="Liberation Serif" style:font-family-complex="Liberation Serif" fo:font-size="14pt" fo:font-style="normal" fo:font-weight="bold"/>
    </style:style>
    <style:style style:family="text" style:name="T377">
      <style:text-properties fo:color="#000000" fo:font-family="Liberation Serif" style:font-family-complex="Liberation Serif" fo:font-size="14pt" fo:font-style="normal" fo:font-weight="bold"/>
    </style:style>
    <style:style style:family="text" style:name="T378">
      <style:text-properties fo:font-family="Liberation Serif" style:font-family-complex="Liberation Serif"/>
    </style:style>
    <style:style style:family="paragraph" style:name="P63">
      <style:text-properties/>
      <style:paragraph-properties/>
    </style:style>
    <style:style style:family="text" style:name="T379">
      <style:text-properties fo:color="#000000" fo:font-family="Liberation Serif" style:font-family-complex="Liberation Serif" fo:font-size="14pt" fo:font-style="normal" fo:font-weight="bold"/>
    </style:style>
    <style:style style:family="text" style:name="T380">
      <style:text-properties fo:font-family="Liberation Serif" style:font-family-complex="Liberation Serif" fo:font-weight="normal"/>
    </style:style>
    <style:style style:family="text" style:name="T381">
      <style:text-properties fo:font-family="Liberation Serif" style:font-family-complex="Liberation Serif"/>
    </style:style>
    <style:style style:parent-style-name="660" style:family="paragraph" style:name="P64">
      <style:text-properties/>
      <style:paragraph-properties/>
    </style:style>
    <style:style style:family="text" style:name="T382">
      <style:text-properties fo:color="#000000" fo:font-family="Liberation Serif" style:font-family-complex="Liberation Serif" fo:font-size="14pt" fo:font-style="normal" fo:font-weight="bold"/>
    </style:style>
    <style:style style:family="text" style:name="T383">
      <style:text-properties fo:color="#000000" fo:font-family="Liberation Serif" style:font-family-complex="Liberation Serif" fo:font-size="14pt" fo:font-style="normal" fo:font-weight="bold"/>
    </style:style>
    <style:style style:family="text" style:name="T384">
      <style:text-properties fo:font-family="Liberation Serif" style:font-family-complex="Liberation Serif"/>
    </style:style>
    <style:style style:family="paragraph" style:name="P65">
      <style:text-properties/>
      <style:paragraph-properties/>
    </style:style>
    <style:style style:family="text" style:name="T385">
      <style:text-properties fo:color="#000000" fo:font-family="Liberation Serif" style:font-family-complex="Liberation Serif" fo:font-size="14pt" fo:font-style="normal" fo:font-weight="normal"/>
    </style:style>
    <style:style style:family="text" style:name="T386">
      <style:text-properties fo:font-family="Liberation Serif" style:font-family-complex="Liberation Serif" fo:font-weight="normal"/>
    </style:style>
    <style:style style:family="text" style:name="T387">
      <style:text-properties fo:font-family="Liberation Serif" style:font-family-complex="Liberation Serif"/>
    </style:style>
    <style:style style:family="paragraph" style:name="P66">
      <style:text-properties/>
      <style:paragraph-properties fo:text-align="center" fo:margin-left="0.2117cm" fo:margin-right="0.2117cm" fo:text-indent="0cm" fo:margin-top="6pt" fo:margin-bottom="6pt" fo:border="none"/>
    </style:style>
    <style:style style:family="text" style:name="T388">
      <style:text-properties fo:color="#000000" fo:font-family="Liberation Serif" style:font-family-complex="Liberation Serif" fo:font-size="13pt" fo:font-style="italic" fo:font-weight="bold"/>
    </style:style>
    <style:style style:family="text" style:name="T389">
      <style:text-properties fo:color="#000000" fo:font-family="Liberation Serif" style:font-family-complex="Liberation Serif" fo:font-size="13pt" fo:font-style="italic" fo:font-weight="bold"/>
    </style:style>
    <style:style style:family="text" style:name="T390">
      <style:text-properties fo:font-family="Liberation Serif" style:font-family-complex="Liberation Serif"/>
    </style:style>
  </office:automatic-styles>
  <office:body>
    <office:text text:use-soft-page-breaks="true">
      <text:p text:style-name="P47"><text:span text:style-name="T339">Відокремлений структурний підрозділ  </text:span><text:span text:style-name="T340"/></text:p>
      <text:p text:style-name="P48"><text:span text:style-name="T341">«Фаховий коледж інформаційних технологій </text:span><text:span text:style-name="T342"/></text:p>
      <text:p text:style-name="P49"><text:span text:style-name="T343">Національного університету «Львівська політехніка»</text:span><text:span text:style-name="T344"/></text:p>
      <text:p text:style-name="P50"><text:span text:style-name="T34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346">Звіт про виконання</text:span><text:span text:style-name="T347"/></text:p>
      <text:p text:style-name="P51"><text:span text:style-name="T348">Лабораторної роботи №</text:span><text:span text:style-name="T349"/></text:p>
      <text:p text:style-name="P52"><text:span text:style-name="T350">На тему</text:span><text:span text:style-name="T351"/></text:p>
      <text:p text:style-name="P53"><text:span text:style-name="T352"/><text:span text:style-name="T353"><text:line-break/><text:line-break/></text:span><text:span text:style-name="T354"/></text:p>
      <text:p text:style-name="P54"><text:span text:style-name="T355">Викладач:</text:span><text:span text:style-name="T356"/></text:p>
      <text:p text:style-name="P55"><text:span text:style-name="T357">Кащук Валерій Дем’янович<text:line-break/><text:line-break/></text:span><text:span text:style-name="T358"> Виконав: </text:span><text:span text:style-name="T359"/></text:p>
      <text:p text:style-name="P56"><text:span text:style-name="T360">ст. гр. ТК 41</text:span><text:span text:style-name="T361"/></text:p>
      <text:p text:style-name="P57"><text:span text:style-name="T362"> Заяць Богдан Ярославович<text:line-break/></text:span><text:span text:style-name="T363"/></text:p>
      <text:p text:style-name="P58"><text:span text:style-name="T364">Львів 2022</text:span><text:span text:style-name="T365"/><text:span text:style-name="T366"/></text:p>
      <text:p text:style-name="P59"><text:span text:style-name="T367"/><text:span text:style-name="T368"/><text:span text:style-name="T369"/></text:p>
      <text:p text:style-name="P60"><text:span text:style-name="T370">Мета:</text:span><text:span text:style-name="T371"/><text:span text:style-name="T372"/></text:p>
      <text:p text:style-name="P61"><text:span text:style-name="T373"/><text:span text:style-name="T374"/><text:span text:style-name="T375"/></text:p>
      <text:p text:style-name="P62"><text:span text:style-name="T376">Відповіді на питання вихідного контролю:</text:span><text:span text:style-name="T377"/><text:span text:style-name="T378"/></text:p>
      <text:p text:style-name="P63"><text:span text:style-name="T379"/><text:span text:style-name="T380"/><text:span text:style-name="T381"/></text:p>
      <text:p text:style-name="P64"><text:span text:style-name="T382">Висновок:</text:span><text:span text:style-name="T383"/><text:span text:style-name="T384"/></text:p>
      <text:p text:style-name="P65"><text:span text:style-name="T385"/><text:span text:style-name="T386"/><text:span text:style-name="T387"/></text:p>
      <text:p text:style-name="P66"><text:span text:style-name="T388"/><text:span text:style-name="T389"/><text:span text:style-name="T39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3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34">
      <style:text-properties fo:font-family="Arial" style:font-family-complex="Arial" fo:font-size="11pt" fo:language="uk" fo:country="UA"/>
    </style:style>
    <style:style style:parent-style-name="633" style:display-name="DStyle_paragraph" style:family="paragraph" style:name="63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33" style:display-name="DStyle_text" style:family="text" style:name="636">
      <style:text-properties fo:font-family="Arial" style:font-family-complex="Arial" fo:font-size="11pt" fo:language="uk" fo:country="UA"/>
    </style:style>
    <style:style style:parent-style-name="635" style:display-name="DStyle_paragraph" style:family="paragraph" style:name="63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33" style:display-name="DStyle_text" style:family="text" style:name="638">
      <style:text-properties fo:font-family="Arial" style:font-family-complex="Arial" fo:font-size="11pt" fo:language="uk" fo:country="UA"/>
    </style:style>
    <style:style style:parent-style-name="637" style:display-name="DStyle_paragraph" style:family="paragraph" style:name="63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33" style:display-name="DStyle_text" style:family="text" style:name="640">
      <style:text-properties fo:font-family="Arial" style:font-family-complex="Arial" fo:font-size="11pt" fo:language="uk" fo:country="UA"/>
    </style:style>
    <style:style style:parent-style-name="639" style:display-name="DStyle_paragraph" style:family="paragraph" style:name="64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33" style:display-name="DStyle_text" style:family="text" style:name="642">
      <style:text-properties fo:font-family="Arial" style:font-family-complex="Arial" fo:font-size="11pt" fo:language="uk" fo:country="UA"/>
    </style:style>
    <style:style style:parent-style-name="641" style:display-name="DStyle_paragraph" style:family="paragraph" style:name="64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33" style:display-name="DStyle_text" style:family="text" style:name="644">
      <style:text-properties fo:font-family="Arial" style:font-family-complex="Arial" fo:font-size="11pt" fo:language="uk" fo:country="UA"/>
    </style:style>
    <style:style style:parent-style-name="643" style:display-name="DStyle_paragraph" style:family="paragraph" style:name="64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33" style:display-name="DStyle_text" style:family="text" style:name="646">
      <style:text-properties fo:font-family="Arial" style:font-family-complex="Arial" fo:font-size="11pt" fo:language="uk" fo:country="UA"/>
    </style:style>
    <style:style style:parent-style-name="645" style:display-name="DStyle_paragraph" style:family="paragraph" style:name="64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33" style:display-name="DStyle_text" style:family="text" style:name="648">
      <style:text-properties fo:font-family="Arial" style:font-family-complex="Arial" fo:font-size="11pt" fo:language="uk" fo:country="UA"/>
    </style:style>
    <style:style style:parent-style-name="647" style:display-name="DStyle_paragraph" style:family="paragraph" style:name="64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33" style:display-name="DStyle_text" style:family="text" style:name="650">
      <style:text-properties fo:font-family="Arial" style:font-family-complex="Arial" fo:font-size="11pt" fo:language="uk" fo:country="UA"/>
    </style:style>
    <style:style style:parent-style-name="649" style:display-name="DStyle_paragraph" style:family="paragraph" style:name="65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33" style:display-name="DStyle_text" style:family="text" style:name="652">
      <style:text-properties fo:font-family="Arial" style:font-family-complex="Arial" fo:font-size="11pt" fo:language="uk" fo:country="UA"/>
    </style:style>
    <style:style style:parent-style-name="651" style:display-name="DStyle_paragraph" style:family="paragraph" style:name="65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33" style:display-name="DStyle_text" style:family="text" style:name="654">
      <style:text-properties fo:font-family="Arial" style:font-family-complex="Arial" fo:font-size="11pt" fo:language="uk" fo:country="UA"/>
    </style:style>
    <style:style style:parent-style-name="653" style:display-name="DStyle_paragraph" style:family="paragraph" style:name="65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33" style:display-name="DStyle_text" style:family="text" style:name="656">
      <style:text-properties fo:font-family="Arial" style:font-family-complex="Arial" fo:font-size="11pt" fo:language="uk" fo:country="UA"/>
    </style:style>
    <style:style style:parent-style-name="655" style:display-name="DStyle_paragraph" style:family="paragraph" style:name="65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33" style:display-name="DStyle_text" style:family="text" style:name="658">
      <style:text-properties fo:font-family="Arial" style:font-family-complex="Arial" fo:font-size="11pt" fo:language="uk" fo:country="UA"/>
    </style:style>
    <style:style style:parent-style-name="633" style:display-name="Default Paragraph Font" style:family="text" style:name="659"/>
    <style:style style:parent-style-name="725" style:display-name="Heading 1" style:family="paragraph" style:name="660">
      <style:text-properties fo:font-family="Arial" style:font-family-complex="Arial" fo:font-size="20pt"/>
      <style:paragraph-properties fo:margin-top="24pt" fo:margin-bottom="10pt"/>
    </style:style>
    <style:style style:parent-style-name="659" style:display-name="Heading 1 Char" style:family="text" style:name="661">
      <style:text-properties fo:font-family="Arial" style:font-family-complex="Arial" fo:font-size="20pt"/>
    </style:style>
    <style:style style:parent-style-name="725" style:display-name="Heading 2" style:family="paragraph" style:name="662">
      <style:text-properties fo:font-family="Arial" style:font-family-complex="Arial" fo:font-size="17pt"/>
      <style:paragraph-properties fo:margin-top="18pt" fo:margin-bottom="10pt"/>
    </style:style>
    <style:style style:parent-style-name="659" style:display-name="Heading 2 Char" style:family="text" style:name="663">
      <style:text-properties fo:font-family="Arial" style:font-family-complex="Arial" fo:font-size="17pt"/>
    </style:style>
    <style:style style:parent-style-name="725" style:display-name="Heading 3" style:family="paragraph" style:name="664">
      <style:text-properties fo:font-family="Arial" style:font-family-complex="Arial" fo:font-size="15pt"/>
      <style:paragraph-properties fo:margin-top="16pt" fo:margin-bottom="10pt"/>
    </style:style>
    <style:style style:parent-style-name="659" style:display-name="Heading 3 Char" style:family="text" style:name="665">
      <style:text-properties fo:font-family="Arial" style:font-family-complex="Arial" fo:font-size="15pt"/>
    </style:style>
    <style:style style:parent-style-name="725" style:display-name="Heading 4" style:family="paragraph" style:name="666">
      <style:text-properties fo:font-family="Arial" style:font-family-complex="Arial" fo:font-size="13pt" fo:font-weight="bold"/>
      <style:paragraph-properties fo:margin-top="16pt" fo:margin-bottom="10pt"/>
    </style:style>
    <style:style style:parent-style-name="659" style:display-name="Heading 4 Char" style:family="text" style:name="667">
      <style:text-properties fo:font-family="Arial" style:font-family-complex="Arial" fo:font-size="13pt" fo:font-weight="bold"/>
    </style:style>
    <style:style style:parent-style-name="725" style:display-name="Heading 5" style:family="paragraph" style:name="668">
      <style:text-properties fo:font-family="Arial" style:font-family-complex="Arial" fo:font-size="12pt" fo:font-weight="bold"/>
      <style:paragraph-properties fo:margin-top="16pt" fo:margin-bottom="10pt"/>
    </style:style>
    <style:style style:parent-style-name="659" style:display-name="Heading 5 Char" style:family="text" style:name="669">
      <style:text-properties fo:font-family="Arial" style:font-family-complex="Arial" fo:font-size="12pt" fo:font-weight="bold"/>
    </style:style>
    <style:style style:parent-style-name="725" style:display-name="Heading 6" style:family="paragraph" style:name="670">
      <style:text-properties fo:font-family="Arial" style:font-family-complex="Arial" fo:font-size="11pt" fo:font-weight="bold"/>
      <style:paragraph-properties fo:margin-top="16pt" fo:margin-bottom="10pt"/>
    </style:style>
    <style:style style:parent-style-name="659" style:display-name="Heading 6 Char" style:family="text" style:name="671">
      <style:text-properties fo:font-family="Arial" style:font-family-complex="Arial" fo:font-size="11pt" fo:font-weight="bold"/>
    </style:style>
    <style:style style:parent-style-name="725" style:display-name="Heading 7" style:family="paragraph" style:name="672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59" style:display-name="Heading 7 Char" style:family="text" style:name="673">
      <style:text-properties fo:font-family="Arial" style:font-family-complex="Arial" fo:font-size="11pt" fo:font-style="italic" fo:font-weight="bold"/>
    </style:style>
    <style:style style:parent-style-name="725" style:display-name="Heading 8" style:family="paragraph" style:name="674">
      <style:text-properties fo:font-family="Arial" style:font-family-complex="Arial" fo:font-size="11pt" fo:font-style="italic"/>
      <style:paragraph-properties fo:margin-top="16pt" fo:margin-bottom="10pt"/>
    </style:style>
    <style:style style:parent-style-name="659" style:display-name="Heading 8 Char" style:family="text" style:name="675">
      <style:text-properties fo:font-family="Arial" style:font-family-complex="Arial" fo:font-size="11pt" fo:font-style="italic"/>
    </style:style>
    <style:style style:parent-style-name="725" style:display-name="Heading 9" style:family="paragraph" style:name="676">
      <style:text-properties fo:font-family="Arial" style:font-family-complex="Arial" fo:font-size="10.5pt" fo:font-style="italic"/>
      <style:paragraph-properties fo:margin-top="16pt" fo:margin-bottom="10pt"/>
    </style:style>
    <style:style style:parent-style-name="659" style:display-name="Heading 9 Char" style:family="text" style:name="677">
      <style:text-properties fo:font-family="Arial" style:font-family-complex="Arial" fo:font-size="10.5pt" fo:font-style="italic"/>
    </style:style>
    <style:style style:parent-style-name="725" style:display-name="Title" style:family="paragraph" style:name="678">
      <style:text-properties fo:font-size="24pt"/>
      <style:paragraph-properties fo:margin-top="15pt" fo:margin-bottom="10pt"/>
    </style:style>
    <style:style style:parent-style-name="659" style:display-name="Title Char" style:family="text" style:name="679">
      <style:text-properties fo:font-size="24pt"/>
    </style:style>
    <style:style style:parent-style-name="725" style:display-name="Subtitle" style:family="paragraph" style:name="680">
      <style:text-properties fo:font-size="12pt"/>
      <style:paragraph-properties fo:margin-top="10pt" fo:margin-bottom="10pt"/>
    </style:style>
    <style:style style:parent-style-name="659" style:display-name="Subtitle Char" style:family="text" style:name="681">
      <style:text-properties fo:font-size="12pt"/>
    </style:style>
    <style:style style:parent-style-name="725" style:display-name="Quote" style:family="paragraph" style:name="682">
      <style:text-properties fo:font-style="italic"/>
      <style:paragraph-properties fo:margin-left="1.27cm" fo:margin-right="1.27cm" fo:text-indent="0cm"/>
    </style:style>
    <style:style style:parent-style-name="633" style:display-name="Quote Char" style:family="text" style:name="683">
      <style:text-properties fo:font-style="italic"/>
    </style:style>
    <style:style style:parent-style-name="725" style:display-name="Intense Quote" style:family="paragraph" style:name="684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33" style:display-name="Intense Quote Char" style:family="text" style:name="685">
      <style:text-properties fo:font-style="italic"/>
    </style:style>
    <style:style style:parent-style-name="725" style:display-name="Header" style:family="paragraph" style:name="68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59" style:display-name="Header Char" style:family="text" style:name="687"/>
    <style:style style:parent-style-name="725" style:display-name="Footer" style:family="paragraph" style:name="68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59" style:display-name="Footer Char" style:family="text" style:name="689"/>
    <style:style style:parent-style-name="725" style:display-name="Caption" style:family="paragraph" style:name="690">
      <style:text-properties fo:color="#4f81bd" fo:font-size="9pt" fo:font-weight="bold"/>
      <style:paragraph-properties fo:line-height="115%"/>
    </style:style>
    <style:style style:parent-style-name="633" style:display-name="Caption Char" style:family="text" style:name="691"/>
    <style:style style:parent-style-name="633" style:display-name="Hyperlink" style:family="text" style:name="69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33" style:display-name="Internet link" style:family="text" style:name="693">
      <style:text-properties fo:color="#0000ff" style:text-underline-type="single" style:text-underline-style="solid" style:text-underline-width="auto" style:text-underline-color="font-color"/>
    </style:style>
    <style:style style:parent-style-name="633" style:display-name="Internet link" style:family="text" style:name="694">
      <style:text-properties fo:color="#0000ff" style:text-underline-type="single" style:text-underline-style="solid" style:text-underline-width="auto" style:text-underline-color="font-color"/>
    </style:style>
    <style:style style:parent-style-name="633" style:display-name="Internet link" style:family="text" style:name="695">
      <style:text-properties fo:color="#0000ff" style:text-underline-type="single" style:text-underline-style="solid" style:text-underline-width="auto" style:text-underline-color="font-color"/>
    </style:style>
    <style:style style:parent-style-name="633" style:display-name="Internet link" style:family="text" style:name="696">
      <style:text-properties fo:color="#0000ff" style:text-underline-type="single" style:text-underline-style="solid" style:text-underline-width="auto" style:text-underline-color="font-color"/>
    </style:style>
    <style:style style:parent-style-name="633" style:display-name="Internet link" style:family="text" style:name="697">
      <style:text-properties fo:color="#0000ff" style:text-underline-type="single" style:text-underline-style="solid" style:text-underline-width="auto" style:text-underline-color="font-color"/>
    </style:style>
    <style:style style:parent-style-name="633" style:display-name="Internet link" style:family="text" style:name="698">
      <style:text-properties fo:color="#0000ff" style:text-underline-type="single" style:text-underline-style="solid" style:text-underline-width="auto" style:text-underline-color="font-color"/>
    </style:style>
    <style:style style:parent-style-name="633" style:display-name="Internet link" style:family="text" style:name="699">
      <style:text-properties fo:color="#0000ff" style:text-underline-type="single" style:text-underline-style="solid" style:text-underline-width="auto" style:text-underline-color="font-color"/>
    </style:style>
    <style:style style:parent-style-name="633" style:display-name="Internet link" style:family="text" style:name="700">
      <style:text-properties fo:color="#0000ff" style:text-underline-type="single" style:text-underline-style="solid" style:text-underline-width="auto" style:text-underline-color="font-color"/>
    </style:style>
    <style:style style:parent-style-name="633" style:display-name="Internet link" style:family="text" style:name="701">
      <style:text-properties fo:color="#0000ff" style:text-underline-type="single" style:text-underline-style="solid" style:text-underline-width="auto" style:text-underline-color="font-color"/>
    </style:style>
    <style:style style:parent-style-name="633" style:display-name="Internet link" style:family="text" style:name="702">
      <style:text-properties fo:color="#0000ff" style:text-underline-type="single" style:text-underline-style="solid" style:text-underline-width="auto" style:text-underline-color="font-color"/>
    </style:style>
    <style:style style:parent-style-name="633" style:display-name="Internet link" style:family="text" style:name="703">
      <style:text-properties fo:color="#0000ff" style:text-underline-type="single" style:text-underline-style="solid" style:text-underline-width="auto" style:text-underline-color="font-color"/>
    </style:style>
    <style:style style:parent-style-name="633" style:display-name="Internet link" style:family="text" style:name="704">
      <style:text-properties fo:color="#0000ff" style:text-underline-type="single" style:text-underline-style="solid" style:text-underline-width="auto" style:text-underline-color="font-color"/>
    </style:style>
    <style:style style:parent-style-name="633" style:display-name="Internet link" style:family="text" style:name="705">
      <style:text-properties fo:color="#0000ff" style:text-underline-type="single" style:text-underline-style="solid" style:text-underline-width="auto" style:text-underline-color="font-color"/>
    </style:style>
    <style:style style:parent-style-name="725" style:display-name="footnote text" style:family="paragraph" style:name="706">
      <style:text-properties fo:font-size="9pt"/>
      <style:paragraph-properties fo:line-height="100%" fo:margin-bottom="2pt"/>
    </style:style>
    <style:style style:parent-style-name="633" style:display-name="Footnote Text Char" style:family="text" style:name="707">
      <style:text-properties fo:font-size="9pt"/>
    </style:style>
    <style:style style:parent-style-name="659" style:display-name="footnote reference" style:family="text" style:name="708"/>
    <style:style style:parent-style-name="725" style:display-name="endnote text" style:family="paragraph" style:name="709">
      <style:text-properties fo:font-size="10pt"/>
      <style:paragraph-properties fo:line-height="100%" fo:margin-bottom="0pt"/>
    </style:style>
    <style:style style:parent-style-name="633" style:display-name="Endnote Text Char" style:family="text" style:name="710">
      <style:text-properties fo:font-size="10pt"/>
    </style:style>
    <style:style style:parent-style-name="659" style:display-name="endnote reference" style:family="text" style:name="711"/>
    <style:style style:parent-style-name="725" style:display-name="toc 1" style:family="paragraph" style:name="712">
      <style:paragraph-properties fo:margin-left="0cm" fo:margin-right="0cm" fo:text-indent="0cm" fo:margin-bottom="2.85pt"/>
    </style:style>
    <style:style style:parent-style-name="725" style:display-name="toc 2" style:family="paragraph" style:name="713">
      <style:paragraph-properties fo:margin-left="0.4992cm" fo:margin-right="0cm" fo:text-indent="0cm" fo:margin-bottom="2.85pt"/>
    </style:style>
    <style:style style:parent-style-name="725" style:display-name="toc 3" style:family="paragraph" style:name="714">
      <style:paragraph-properties fo:margin-left="1cm" fo:margin-right="0cm" fo:text-indent="0cm" fo:margin-bottom="2.85pt"/>
    </style:style>
    <style:style style:parent-style-name="725" style:display-name="toc 4" style:family="paragraph" style:name="715">
      <style:paragraph-properties fo:margin-left="1.499cm" fo:margin-right="0cm" fo:text-indent="0cm" fo:margin-bottom="2.85pt"/>
    </style:style>
    <style:style style:parent-style-name="725" style:display-name="toc 5" style:family="paragraph" style:name="716">
      <style:paragraph-properties fo:margin-left="2cm" fo:margin-right="0cm" fo:text-indent="0cm" fo:margin-bottom="2.85pt"/>
    </style:style>
    <style:style style:parent-style-name="725" style:display-name="toc 6" style:family="paragraph" style:name="717">
      <style:paragraph-properties fo:margin-left="2.5cm" fo:margin-right="0cm" fo:text-indent="0cm" fo:margin-bottom="2.85pt"/>
    </style:style>
    <style:style style:parent-style-name="725" style:display-name="toc 7" style:family="paragraph" style:name="718">
      <style:paragraph-properties fo:margin-left="3.001cm" fo:margin-right="0cm" fo:text-indent="0cm" fo:margin-bottom="2.85pt"/>
    </style:style>
    <style:style style:parent-style-name="725" style:display-name="toc 8" style:family="paragraph" style:name="719">
      <style:paragraph-properties fo:margin-left="3.5cm" fo:margin-right="0cm" fo:text-indent="0cm" fo:margin-bottom="2.85pt"/>
    </style:style>
    <style:style style:parent-style-name="725" style:display-name="toc 9" style:family="paragraph" style:name="720">
      <style:paragraph-properties fo:margin-left="4.001cm" fo:margin-right="0cm" fo:text-indent="0cm" fo:margin-bottom="2.85pt"/>
    </style:style>
    <style:style style:parent-style-name="657" style:display-name="TOC Heading" style:family="paragraph" style:name="721"/>
    <style:style style:parent-style-name="725" style:display-name="table of figures" style:family="paragraph" style:name="722">
      <style:paragraph-properties fo:margin-bottom="0pt"/>
    </style:style>
    <style:style style:parent-style-name="657" style:display-name="DStyle_paragraph" style:family="paragraph" style:name="723">
      <style:text-properties fo:font-family="Arial" style:font-family-complex="Arial" fo:font-size="11pt" fo:language="uk" fo:country="UA"/>
      <style:paragraph-properties fo:line-height="115%" fo:margin-bottom="10pt"/>
    </style:style>
    <style:style style:display-name="DStyle_text" style:family="text" style:name="724">
      <style:text-properties fo:font-family="Arial" style:font-family-complex="Arial" fo:font-size="11pt" fo:language="uk" fo:country="UA"/>
    </style:style>
    <style:style style:class="default" style:display-name="Normal" style:family="paragraph" style:name="725">
      <style:text-properties/>
      <style:paragraph-properties/>
    </style:style>
    <style:style style:parent-style-name="725" style:display-name="No Spacing" style:family="paragraph" style:name="726">
      <style:paragraph-properties fo:line-height="100%" fo:margin-bottom="0pt"/>
    </style:style>
    <style:style style:parent-style-name="725" style:display-name="List Paragraph" style:family="paragraph" style:name="727">
      <style:paragraph-properties fo:margin-left="1.27cm" fo:margin-right="0cm" fo:text-indent="0cm"/>
    </style:style>
    <style:style style:parent-style-name="725" style:display-name="T1" style:family="text" style:name="728">
      <style:text-properties fo:color="#000000" fo:font-family="Times New Roman" style:font-family-complex="Times New Roman" fo:font-size="14pt"/>
    </style:style>
    <style:style style:parent-style-name="725" style:display-name="T1" style:family="text" style:name="729">
      <style:text-properties fo:color="#000000" fo:font-family="Times New Roman" style:font-family-complex="Times New Roman" fo:font-size="14pt"/>
    </style:style>
    <style:style style:parent-style-name="725" style:display-name="T1" style:family="text" style:name="730">
      <style:text-properties fo:color="#000000" fo:font-family="Times New Roman" style:font-family-complex="Times New Roman" fo:font-size="14pt"/>
    </style:style>
    <style:style style:parent-style-name="725" style:display-name="T2" style:family="text" style:name="731">
      <style:text-properties fo:color="#000000" fo:font-family="Times New Roman" style:font-family-complex="Times New Roman" fo:font-size="13pt"/>
    </style:style>
    <style:style style:parent-style-name="725" style:display-name="T3" style:family="text" style:name="732">
      <style:text-properties fo:color="#000000" fo:font-family="Times New Roman" style:font-family-complex="Times New Roman" fo:font-size="13pt"/>
    </style:style>
    <style:style style:parent-style-name="725" style:display-name="T4" style:family="text" style:name="733">
      <style:text-properties fo:color="#000000" fo:font-family="Times New Roman" style:font-family-complex="Times New Roman" fo:font-size="13pt"/>
    </style:style>
    <style:style style:parent-style-name="725" style:display-name="T5" style:family="text" style:name="734">
      <style:text-properties fo:color="#000000" fo:font-family="Times New Roman" style:font-family-complex="Times New Roman" fo:font-size="13pt"/>
    </style:style>
    <style:style style:parent-style-name="725" style:display-name="T6" style:family="text" style:name="735">
      <style:text-properties fo:color="#000000" fo:font-family="Times New Roman" style:font-family-complex="Times New Roman" fo:font-size="13pt"/>
    </style:style>
    <style:style style:parent-style-name="725" style:display-name="T7" style:family="text" style:name="736">
      <style:text-properties fo:color="#000000" fo:font-family="Times New Roman" style:font-family-complex="Times New Roman" fo:font-size="13pt"/>
    </style:style>
    <style:style style:parent-style-name="725" style:display-name="T8" style:family="text" style:name="737">
      <style:text-properties fo:color="#000000" fo:font-family="Times New Roman" style:font-family-complex="Times New Roman" fo:font-size="13pt"/>
    </style:style>
    <style:style style:parent-style-name="725" style:display-name="T9" style:family="text" style:name="738">
      <style:text-properties fo:color="#000000" fo:font-family="Times New Roman" style:font-family-complex="Times New Roman" fo:font-size="13pt"/>
    </style:style>
    <style:style style:parent-style-name="725" style:display-name="T1" style:family="text" style:name="739">
      <style:text-properties fo:color="#000000" fo:font-family="Times New Roman" style:font-family-complex="Times New Roman" fo:font-size="14pt"/>
    </style:style>
    <style:style style:parent-style-name="725" style:display-name="T2" style:family="text" style:name="740">
      <style:text-properties fo:color="#000000" fo:font-family="Times New Roman" style:font-family-complex="Times New Roman" fo:font-size="13pt"/>
    </style:style>
    <style:style style:parent-style-name="725" style:display-name="T3" style:family="text" style:name="741">
      <style:text-properties fo:color="#000000" fo:font-family="Times New Roman" style:font-family-complex="Times New Roman" fo:font-size="13pt"/>
    </style:style>
    <style:style style:parent-style-name="725" style:display-name="T4" style:family="text" style:name="742">
      <style:text-properties fo:color="#000000" fo:font-family="Times New Roman" style:font-family-complex="Times New Roman" fo:font-size="13pt"/>
    </style:style>
    <style:style style:parent-style-name="725" style:display-name="T5" style:family="text" style:name="743">
      <style:text-properties fo:color="#000000" fo:font-family="Times New Roman" style:font-family-complex="Times New Roman" fo:font-size="13pt"/>
    </style:style>
    <style:style style:parent-style-name="725" style:display-name="T6" style:family="text" style:name="744">
      <style:text-properties fo:color="#000000" fo:font-family="Times New Roman" style:font-family-complex="Times New Roman" fo:font-size="13pt"/>
    </style:style>
    <style:style style:parent-style-name="725" style:display-name="T7" style:family="text" style:name="745">
      <style:text-properties fo:color="#000000" fo:font-family="Times New Roman" style:font-family-complex="Times New Roman" fo:font-size="13pt"/>
    </style:style>
    <style:style style:parent-style-name="725" style:display-name="T8" style:family="text" style:name="746">
      <style:text-properties fo:color="#000000" fo:font-family="Times New Roman" style:font-family-complex="Times New Roman" fo:font-size="13pt"/>
    </style:style>
    <style:style style:parent-style-name="725" style:display-name="T9" style:family="text" style:name="747">
      <style:text-properties fo:color="#000000" fo:font-family="Times New Roman" style:font-family-complex="Times New Roman" fo:font-size="13pt"/>
    </style:style>
    <style:style style:parent-style-name="725" style:display-name="T10" style:family="text" style:name="748">
      <style:text-properties fo:color="#202122" fo:font-family="Symbol" style:font-family-complex="Symbol" fo:font-size="10.5pt"/>
    </style:style>
    <style:style style:parent-style-name="725" style:display-name="T11" style:family="text" style:name="749">
      <style:text-properties fo:color="#202122" fo:font-family="Symbol" style:font-family-complex="Symbol" fo:font-size="10.5pt"/>
    </style:style>
    <style:style style:parent-style-name="725" style:display-name="T12" style:family="text" style:name="750">
      <style:text-properties fo:color="#202122" fo:font-family="Symbol" style:font-family-complex="Symbol" fo:font-size="10.5pt"/>
    </style:style>
    <style:style style:parent-style-name="725" style:display-name="T13" style:family="text" style:name="751">
      <style:text-properties fo:color="#202122" fo:font-family="Symbol" style:font-family-complex="Symbol" fo:font-size="10.5pt"/>
    </style:style>
    <style:style style:parent-style-name="725" style:display-name="T14" style:family="text" style:name="752">
      <style:text-properties fo:color="#202122" fo:font-family="Symbol" style:font-family-complex="Symbol" fo:font-size="10.5pt"/>
    </style:style>
    <style:style style:parent-style-name="725" style:display-name="T15" style:family="text" style:name="753">
      <style:text-properties fo:color="#202122" fo:font-family="Symbol" style:font-family-complex="Symbol" fo:font-size="10.5pt"/>
    </style:style>
    <style:style style:parent-style-name="725" style:display-name="T16" style:family="text" style:name="754">
      <style:text-properties fo:color="#202122" fo:font-family="Symbol" style:font-family-complex="Symbol" fo:font-size="10.5pt"/>
    </style:style>
    <style:style style:parent-style-name="725" style:display-name="T17" style:family="text" style:name="755">
      <style:text-properties fo:color="#202122" fo:font-family="Symbol" style:font-family-complex="Symbol" fo:font-size="10.5pt"/>
    </style:style>
    <style:style style:parent-style-name="725" style:display-name="T18" style:family="text" style:name="756">
      <style:text-properties fo:color="#202122" fo:font-family="Symbol" style:font-family-complex="Symbol" fo:font-size="10.5pt"/>
    </style:style>
    <style:style style:parent-style-name="725" style:display-name="T1" style:family="text" style:name="757">
      <style:text-properties fo:color="#000000" fo:font-family="Times New Roman" style:font-family-complex="Times New Roman" fo:font-size="14pt"/>
    </style:style>
    <style:style style:parent-style-name="725" style:display-name="T2" style:family="text" style:name="758">
      <style:text-properties fo:color="#000000" fo:font-family="Times New Roman" style:font-family-complex="Times New Roman" fo:font-size="13pt"/>
    </style:style>
    <style:style style:parent-style-name="725" style:display-name="T3" style:family="text" style:name="759">
      <style:text-properties fo:color="#000000" fo:font-family="Times New Roman" style:font-family-complex="Times New Roman" fo:font-size="13pt"/>
    </style:style>
    <style:style style:parent-style-name="725" style:display-name="T4" style:family="text" style:name="760">
      <style:text-properties fo:color="#000000" fo:font-family="Times New Roman" style:font-family-complex="Times New Roman" fo:font-size="13pt"/>
    </style:style>
    <style:style style:parent-style-name="725" style:display-name="T5" style:family="text" style:name="761">
      <style:text-properties fo:color="#000000" fo:font-family="Times New Roman" style:font-family-complex="Times New Roman" fo:font-size="13pt"/>
    </style:style>
    <style:style style:parent-style-name="725" style:display-name="T6" style:family="text" style:name="762">
      <style:text-properties fo:color="#000000" fo:font-family="Times New Roman" style:font-family-complex="Times New Roman" fo:font-size="13pt"/>
    </style:style>
    <style:style style:parent-style-name="725" style:display-name="T7" style:family="text" style:name="763">
      <style:text-properties fo:color="#000000" fo:font-family="Times New Roman" style:font-family-complex="Times New Roman" fo:font-size="13pt"/>
    </style:style>
    <style:style style:parent-style-name="725" style:display-name="T8" style:family="text" style:name="764">
      <style:text-properties fo:color="#000000" fo:font-family="Times New Roman" style:font-family-complex="Times New Roman" fo:font-size="13pt"/>
    </style:style>
    <style:style style:parent-style-name="725" style:display-name="T9" style:family="text" style:name="765">
      <style:text-properties fo:color="#000000" fo:font-family="Times New Roman" style:font-family-complex="Times New Roman" fo:font-size="13pt"/>
    </style:style>
    <style:style style:parent-style-name="725" style:display-name="T10" style:family="text" style:name="766">
      <style:text-properties fo:color="#202122" fo:font-family="Symbol" style:font-family-complex="Symbol" fo:font-size="10.5pt"/>
    </style:style>
    <style:style style:parent-style-name="725" style:display-name="T11" style:family="text" style:name="767">
      <style:text-properties fo:color="#202122" fo:font-family="Symbol" style:font-family-complex="Symbol" fo:font-size="10.5pt"/>
    </style:style>
    <style:style style:parent-style-name="725" style:display-name="T12" style:family="text" style:name="768">
      <style:text-properties fo:color="#202122" fo:font-family="Symbol" style:font-family-complex="Symbol" fo:font-size="10.5pt"/>
    </style:style>
    <style:style style:parent-style-name="725" style:display-name="T13" style:family="text" style:name="769">
      <style:text-properties fo:color="#202122" fo:font-family="Symbol" style:font-family-complex="Symbol" fo:font-size="10.5pt"/>
    </style:style>
    <style:style style:parent-style-name="725" style:display-name="T14" style:family="text" style:name="770">
      <style:text-properties fo:color="#202122" fo:font-family="Symbol" style:font-family-complex="Symbol" fo:font-size="10.5pt"/>
    </style:style>
    <style:style style:parent-style-name="725" style:display-name="T15" style:family="text" style:name="771">
      <style:text-properties fo:color="#202122" fo:font-family="Symbol" style:font-family-complex="Symbol" fo:font-size="10.5pt"/>
    </style:style>
    <style:style style:parent-style-name="725" style:display-name="T16" style:family="text" style:name="772">
      <style:text-properties fo:color="#202122" fo:font-family="Symbol" style:font-family-complex="Symbol" fo:font-size="10.5pt"/>
    </style:style>
    <style:style style:parent-style-name="725" style:display-name="T17" style:family="text" style:name="773">
      <style:text-properties fo:color="#202122" fo:font-family="Symbol" style:font-family-complex="Symbol" fo:font-size="10.5pt"/>
    </style:style>
    <style:style style:parent-style-name="725" style:display-name="T18" style:family="text" style:name="774">
      <style:text-properties fo:color="#202122" fo:font-family="Symbol" style:font-family-complex="Symbol" fo:font-size="10.5pt"/>
    </style:style>
    <style:style style:parent-style-name="725" style:display-name="T1" style:family="text" style:name="775">
      <style:text-properties fo:color="#000000" fo:font-family="Times New Roman" style:font-family-complex="Times New Roman" fo:font-size="14pt"/>
    </style:style>
    <style:style style:parent-style-name="725" style:display-name="T2" style:family="text" style:name="776">
      <style:text-properties fo:color="#000000" fo:font-family="Times New Roman" style:font-family-complex="Times New Roman" fo:font-size="13pt"/>
    </style:style>
    <style:style style:parent-style-name="725" style:display-name="T3" style:family="text" style:name="777">
      <style:text-properties fo:color="#000000" fo:font-family="Times New Roman" style:font-family-complex="Times New Roman" fo:font-size="13pt"/>
    </style:style>
    <style:style style:parent-style-name="725" style:display-name="T4" style:family="text" style:name="778">
      <style:text-properties fo:color="#000000" fo:font-family="Times New Roman" style:font-family-complex="Times New Roman" fo:font-size="13pt"/>
    </style:style>
    <style:style style:parent-style-name="725" style:display-name="T5" style:family="text" style:name="779">
      <style:text-properties fo:color="#000000" fo:font-family="Times New Roman" style:font-family-complex="Times New Roman" fo:font-size="13pt"/>
    </style:style>
    <style:style style:parent-style-name="725" style:display-name="T6" style:family="text" style:name="780">
      <style:text-properties fo:color="#000000" fo:font-family="Times New Roman" style:font-family-complex="Times New Roman" fo:font-size="13pt"/>
    </style:style>
    <style:style style:parent-style-name="725" style:display-name="T7" style:family="text" style:name="781">
      <style:text-properties fo:color="#000000" fo:font-family="Times New Roman" style:font-family-complex="Times New Roman" fo:font-size="13pt"/>
    </style:style>
    <style:style style:parent-style-name="725" style:display-name="T8" style:family="text" style:name="782">
      <style:text-properties fo:color="#000000" fo:font-family="Times New Roman" style:font-family-complex="Times New Roman" fo:font-size="13pt"/>
    </style:style>
    <style:style style:parent-style-name="725" style:display-name="T9" style:family="text" style:name="783">
      <style:text-properties fo:color="#000000" fo:font-family="Times New Roman" style:font-family-complex="Times New Roman" fo:font-size="13pt"/>
    </style:style>
    <style:style style:parent-style-name="725" style:display-name="T10" style:family="text" style:name="784">
      <style:text-properties fo:color="#202122" fo:font-family="Symbol" style:font-family-complex="Symbol" fo:font-size="10.5pt"/>
    </style:style>
    <style:style style:parent-style-name="725" style:display-name="T11" style:family="text" style:name="785">
      <style:text-properties fo:color="#202122" fo:font-family="Symbol" style:font-family-complex="Symbol" fo:font-size="10.5pt"/>
    </style:style>
    <style:style style:parent-style-name="725" style:display-name="T12" style:family="text" style:name="786">
      <style:text-properties fo:color="#202122" fo:font-family="Symbol" style:font-family-complex="Symbol" fo:font-size="10.5pt"/>
    </style:style>
    <style:style style:parent-style-name="725" style:display-name="T13" style:family="text" style:name="787">
      <style:text-properties fo:color="#202122" fo:font-family="Symbol" style:font-family-complex="Symbol" fo:font-size="10.5pt"/>
    </style:style>
    <style:style style:parent-style-name="725" style:display-name="T14" style:family="text" style:name="788">
      <style:text-properties fo:color="#202122" fo:font-family="Symbol" style:font-family-complex="Symbol" fo:font-size="10.5pt"/>
    </style:style>
    <style:style style:parent-style-name="725" style:display-name="T15" style:family="text" style:name="789">
      <style:text-properties fo:color="#202122" fo:font-family="Symbol" style:font-family-complex="Symbol" fo:font-size="10.5pt"/>
    </style:style>
    <style:style style:parent-style-name="725" style:display-name="T16" style:family="text" style:name="790">
      <style:text-properties fo:color="#202122" fo:font-family="Symbol" style:font-family-complex="Symbol" fo:font-size="10.5pt"/>
    </style:style>
    <style:style style:parent-style-name="725" style:display-name="T17" style:family="text" style:name="791">
      <style:text-properties fo:color="#202122" fo:font-family="Symbol" style:font-family-complex="Symbol" fo:font-size="10.5pt"/>
    </style:style>
    <style:style style:parent-style-name="725" style:display-name="T18" style:family="text" style:name="792">
      <style:text-properties fo:color="#202122" fo:font-family="Symbol" style:font-family-complex="Symbol" fo:font-size="10.5pt"/>
    </style:style>
    <style:style style:parent-style-name="725" style:display-name="T19" style:family="text" style:name="793">
      <style:text-properties fo:color="#000000" fo:font-family="Times New Roman" style:font-family-complex="Times New Roman" fo:font-size="13pt"/>
    </style:style>
    <style:style style:parent-style-name="725" style:display-name="T1" style:family="text" style:name="794">
      <style:text-properties fo:color="#000000" fo:font-family="Times New Roman" style:font-family-complex="Times New Roman" fo:font-size="14pt"/>
    </style:style>
    <style:style style:parent-style-name="725" style:display-name="T2" style:family="text" style:name="795">
      <style:text-properties fo:color="#000000" fo:font-family="Times New Roman" style:font-family-complex="Times New Roman" fo:font-size="13pt"/>
    </style:style>
    <style:style style:parent-style-name="725" style:display-name="T3" style:family="text" style:name="796">
      <style:text-properties fo:color="#000000" fo:font-family="Times New Roman" style:font-family-complex="Times New Roman" fo:font-size="13pt"/>
    </style:style>
    <style:style style:parent-style-name="725" style:display-name="T4" style:family="text" style:name="797">
      <style:text-properties fo:color="#000000" fo:font-family="Times New Roman" style:font-family-complex="Times New Roman" fo:font-size="13pt"/>
    </style:style>
    <style:style style:parent-style-name="725" style:display-name="T5" style:family="text" style:name="798">
      <style:text-properties fo:color="#000000" fo:font-family="Times New Roman" style:font-family-complex="Times New Roman" fo:font-size="13pt"/>
    </style:style>
    <style:style style:parent-style-name="725" style:display-name="T6" style:family="text" style:name="799">
      <style:text-properties fo:color="#000000" fo:font-family="Times New Roman" style:font-family-complex="Times New Roman" fo:font-size="13pt"/>
    </style:style>
    <style:style style:parent-style-name="725" style:display-name="T7" style:family="text" style:name="800">
      <style:text-properties fo:color="#000000" fo:font-family="Times New Roman" style:font-family-complex="Times New Roman" fo:font-size="13pt"/>
    </style:style>
    <style:style style:parent-style-name="725" style:display-name="T8" style:family="text" style:name="801">
      <style:text-properties fo:color="#000000" fo:font-family="Times New Roman" style:font-family-complex="Times New Roman" fo:font-size="13pt"/>
    </style:style>
    <style:style style:parent-style-name="725" style:display-name="T9" style:family="text" style:name="802">
      <style:text-properties fo:color="#000000" fo:font-family="Times New Roman" style:font-family-complex="Times New Roman" fo:font-size="13pt"/>
    </style:style>
    <style:style style:parent-style-name="725" style:display-name="T10" style:family="text" style:name="803">
      <style:text-properties fo:color="#202122" fo:font-family="Symbol" style:font-family-complex="Symbol" fo:font-size="10.5pt"/>
    </style:style>
    <style:style style:parent-style-name="725" style:display-name="T11" style:family="text" style:name="804">
      <style:text-properties fo:color="#202122" fo:font-family="Symbol" style:font-family-complex="Symbol" fo:font-size="10.5pt"/>
    </style:style>
    <style:style style:parent-style-name="725" style:display-name="T12" style:family="text" style:name="805">
      <style:text-properties fo:color="#202122" fo:font-family="Symbol" style:font-family-complex="Symbol" fo:font-size="10.5pt"/>
    </style:style>
    <style:style style:parent-style-name="725" style:display-name="T13" style:family="text" style:name="806">
      <style:text-properties fo:color="#202122" fo:font-family="Symbol" style:font-family-complex="Symbol" fo:font-size="10.5pt"/>
    </style:style>
    <style:style style:parent-style-name="725" style:display-name="T14" style:family="text" style:name="807">
      <style:text-properties fo:color="#202122" fo:font-family="Symbol" style:font-family-complex="Symbol" fo:font-size="10.5pt"/>
    </style:style>
    <style:style style:parent-style-name="725" style:display-name="T15" style:family="text" style:name="808">
      <style:text-properties fo:color="#202122" fo:font-family="Symbol" style:font-family-complex="Symbol" fo:font-size="10.5pt"/>
    </style:style>
    <style:style style:parent-style-name="725" style:display-name="T16" style:family="text" style:name="809">
      <style:text-properties fo:color="#202122" fo:font-family="Symbol" style:font-family-complex="Symbol" fo:font-size="10.5pt"/>
    </style:style>
    <style:style style:parent-style-name="725" style:display-name="T17" style:family="text" style:name="810">
      <style:text-properties fo:color="#202122" fo:font-family="Symbol" style:font-family-complex="Symbol" fo:font-size="10.5pt"/>
    </style:style>
    <style:style style:parent-style-name="725" style:display-name="T18" style:family="text" style:name="811">
      <style:text-properties fo:color="#202122" fo:font-family="Symbol" style:font-family-complex="Symbol" fo:font-size="10.5pt"/>
    </style:style>
    <style:style style:parent-style-name="725" style:display-name="T19" style:family="text" style:name="812">
      <style:text-properties fo:color="#202124" fo:font-family="Symbol" style:font-family-complex="Symbol" fo:font-size="12pt"/>
    </style:style>
    <style:style style:parent-style-name="725" style:display-name="T20" style:family="text" style:name="813">
      <style:text-properties fo:color="#202124" fo:font-family="Symbol" style:font-family-complex="Symbol" fo:font-size="12pt"/>
    </style:style>
    <style:style style:parent-style-name="725" style:display-name="T21" style:family="text" style:name="814">
      <style:text-properties fo:color="#202124" fo:font-family="Symbol" style:font-family-complex="Symbol" fo:font-size="12pt"/>
    </style:style>
    <style:style style:parent-style-name="725" style:display-name="T22" style:family="text" style:name="815">
      <style:text-properties fo:color="#202124" fo:font-family="Symbol" style:font-family-complex="Symbol" fo:font-size="12pt"/>
    </style:style>
    <style:style style:parent-style-name="725" style:display-name="T23" style:family="text" style:name="816">
      <style:text-properties fo:color="#202124" fo:font-family="Symbol" style:font-family-complex="Symbol" fo:font-size="12pt"/>
    </style:style>
    <style:style style:parent-style-name="725" style:display-name="T24" style:family="text" style:name="817">
      <style:text-properties fo:color="#202124" fo:font-family="Symbol" style:font-family-complex="Symbol" fo:font-size="12pt"/>
    </style:style>
    <style:style style:parent-style-name="725" style:display-name="T25" style:family="text" style:name="818">
      <style:text-properties fo:color="#202124" fo:font-family="Symbol" style:font-family-complex="Symbol" fo:font-size="12pt"/>
    </style:style>
    <style:style style:parent-style-name="725" style:display-name="T26" style:family="text" style:name="819">
      <style:text-properties fo:color="#202124" fo:font-family="Symbol" style:font-family-complex="Symbol" fo:font-size="12pt"/>
    </style:style>
    <style:style style:parent-style-name="725" style:display-name="T27" style:family="text" style:name="820">
      <style:text-properties fo:color="#202124" fo:font-family="Symbol" style:font-family-complex="Symbol" fo:font-size="12pt"/>
    </style:style>
    <style:style style:parent-style-name="725" style:display-name="T1" style:family="text" style:name="821">
      <style:text-properties fo:color="#000000" fo:font-family="Times New Roman" style:font-family-complex="Times New Roman" fo:font-size="14pt"/>
    </style:style>
    <style:style style:parent-style-name="725" style:display-name="T2" style:family="text" style:name="822">
      <style:text-properties fo:color="#000000" fo:font-family="Times New Roman" style:font-family-complex="Times New Roman" fo:font-size="13pt"/>
    </style:style>
    <style:style style:parent-style-name="725" style:display-name="T3" style:family="text" style:name="823">
      <style:text-properties fo:color="#000000" fo:font-family="Times New Roman" style:font-family-complex="Times New Roman" fo:font-size="13pt"/>
    </style:style>
    <style:style style:parent-style-name="725" style:display-name="T4" style:family="text" style:name="824">
      <style:text-properties fo:color="#000000" fo:font-family="Times New Roman" style:font-family-complex="Times New Roman" fo:font-size="13pt"/>
    </style:style>
    <style:style style:parent-style-name="725" style:display-name="T5" style:family="text" style:name="825">
      <style:text-properties fo:color="#000000" fo:font-family="Times New Roman" style:font-family-complex="Times New Roman" fo:font-size="13pt"/>
    </style:style>
    <style:style style:parent-style-name="725" style:display-name="T6" style:family="text" style:name="826">
      <style:text-properties fo:color="#000000" fo:font-family="Times New Roman" style:font-family-complex="Times New Roman" fo:font-size="13pt"/>
    </style:style>
    <style:style style:parent-style-name="725" style:display-name="T7" style:family="text" style:name="827">
      <style:text-properties fo:color="#000000" fo:font-family="Times New Roman" style:font-family-complex="Times New Roman" fo:font-size="13pt"/>
    </style:style>
    <style:style style:parent-style-name="725" style:display-name="T8" style:family="text" style:name="828">
      <style:text-properties fo:color="#000000" fo:font-family="Times New Roman" style:font-family-complex="Times New Roman" fo:font-size="13pt"/>
    </style:style>
    <style:style style:parent-style-name="725" style:display-name="T9" style:family="text" style:name="829">
      <style:text-properties fo:color="#000000" fo:font-family="Times New Roman" style:font-family-complex="Times New Roman" fo:font-size="13pt"/>
    </style:style>
    <style:style style:parent-style-name="725" style:display-name="T10" style:family="text" style:name="830">
      <style:text-properties fo:color="#202122" fo:font-family="Symbol" style:font-family-complex="Symbol" fo:font-size="10.5pt"/>
    </style:style>
    <style:style style:parent-style-name="725" style:display-name="T11" style:family="text" style:name="831">
      <style:text-properties fo:color="#202122" fo:font-family="Symbol" style:font-family-complex="Symbol" fo:font-size="10.5pt"/>
    </style:style>
    <style:style style:parent-style-name="725" style:display-name="T12" style:family="text" style:name="832">
      <style:text-properties fo:color="#202122" fo:font-family="Symbol" style:font-family-complex="Symbol" fo:font-size="10.5pt"/>
    </style:style>
    <style:style style:parent-style-name="725" style:display-name="T13" style:family="text" style:name="833">
      <style:text-properties fo:color="#202122" fo:font-family="Symbol" style:font-family-complex="Symbol" fo:font-size="10.5pt"/>
    </style:style>
    <style:style style:parent-style-name="725" style:display-name="T14" style:family="text" style:name="834">
      <style:text-properties fo:color="#202122" fo:font-family="Symbol" style:font-family-complex="Symbol" fo:font-size="10.5pt"/>
    </style:style>
    <style:style style:parent-style-name="725" style:display-name="T15" style:family="text" style:name="835">
      <style:text-properties fo:color="#202122" fo:font-family="Symbol" style:font-family-complex="Symbol" fo:font-size="10.5pt"/>
    </style:style>
    <style:style style:parent-style-name="725" style:display-name="T16" style:family="text" style:name="836">
      <style:text-properties fo:color="#202122" fo:font-family="Symbol" style:font-family-complex="Symbol" fo:font-size="10.5pt"/>
    </style:style>
    <style:style style:parent-style-name="725" style:display-name="T17" style:family="text" style:name="837">
      <style:text-properties fo:color="#202122" fo:font-family="Symbol" style:font-family-complex="Symbol" fo:font-size="10.5pt"/>
    </style:style>
    <style:style style:parent-style-name="725" style:display-name="T18" style:family="text" style:name="838">
      <style:text-properties fo:color="#202122" fo:font-family="Symbol" style:font-family-complex="Symbol" fo:font-size="10.5pt"/>
    </style:style>
    <style:style style:parent-style-name="725" style:display-name="T19" style:family="text" style:name="839">
      <style:text-properties fo:color="#202124" fo:font-family="Symbol" style:font-family-complex="Symbol" fo:font-size="12pt"/>
    </style:style>
    <style:style style:parent-style-name="725" style:display-name="T20" style:family="text" style:name="840">
      <style:text-properties fo:color="#202124" fo:font-family="Symbol" style:font-family-complex="Symbol" fo:font-size="12pt"/>
    </style:style>
    <style:style style:parent-style-name="725" style:display-name="T21" style:family="text" style:name="841">
      <style:text-properties fo:color="#202124" fo:font-family="Symbol" style:font-family-complex="Symbol" fo:font-size="12pt"/>
    </style:style>
    <style:style style:parent-style-name="725" style:display-name="T22" style:family="text" style:name="842">
      <style:text-properties fo:color="#202124" fo:font-family="Symbol" style:font-family-complex="Symbol" fo:font-size="12pt"/>
    </style:style>
    <style:style style:parent-style-name="725" style:display-name="T23" style:family="text" style:name="843">
      <style:text-properties fo:color="#202124" fo:font-family="Symbol" style:font-family-complex="Symbol" fo:font-size="12pt"/>
    </style:style>
    <style:style style:parent-style-name="725" style:display-name="T24" style:family="text" style:name="844">
      <style:text-properties fo:color="#202124" fo:font-family="Symbol" style:font-family-complex="Symbol" fo:font-size="12pt"/>
    </style:style>
    <style:style style:parent-style-name="725" style:display-name="T25" style:family="text" style:name="845">
      <style:text-properties fo:color="#202124" fo:font-family="Symbol" style:font-family-complex="Symbol" fo:font-size="12pt"/>
    </style:style>
    <style:style style:parent-style-name="725" style:display-name="T26" style:family="text" style:name="846">
      <style:text-properties fo:color="#202124" fo:font-family="Symbol" style:font-family-complex="Symbol" fo:font-size="12pt"/>
    </style:style>
    <style:style style:parent-style-name="725" style:display-name="T27" style:family="text" style:name="847">
      <style:text-properties fo:color="#202124" fo:font-family="Symbol" style:font-family-complex="Symbol" fo:font-size="12pt"/>
    </style:style>
    <style:style style:parent-style-name="725" style:display-name="T1" style:family="text" style:name="848">
      <style:text-properties fo:color="#000000" fo:font-family="Times New Roman" style:font-family-complex="Times New Roman" fo:font-size="14pt"/>
    </style:style>
    <style:style style:parent-style-name="725" style:display-name="T2" style:family="text" style:name="849">
      <style:text-properties fo:color="#000000" fo:font-family="Times New Roman" style:font-family-complex="Times New Roman" fo:font-size="13pt"/>
    </style:style>
    <style:style style:parent-style-name="725" style:display-name="T3" style:family="text" style:name="850">
      <style:text-properties fo:color="#000000" fo:font-family="Times New Roman" style:font-family-complex="Times New Roman" fo:font-size="13pt"/>
    </style:style>
    <style:style style:parent-style-name="725" style:display-name="T4" style:family="text" style:name="851">
      <style:text-properties fo:color="#000000" fo:font-family="Times New Roman" style:font-family-complex="Times New Roman" fo:font-size="13pt"/>
    </style:style>
    <style:style style:parent-style-name="725" style:display-name="T5" style:family="text" style:name="852">
      <style:text-properties fo:color="#000000" fo:font-family="Times New Roman" style:font-family-complex="Times New Roman" fo:font-size="13pt"/>
    </style:style>
    <style:style style:parent-style-name="725" style:display-name="T6" style:family="text" style:name="853">
      <style:text-properties fo:color="#000000" fo:font-family="Times New Roman" style:font-family-complex="Times New Roman" fo:font-size="13pt"/>
    </style:style>
    <style:style style:parent-style-name="725" style:display-name="T7" style:family="text" style:name="854">
      <style:text-properties fo:color="#000000" fo:font-family="Times New Roman" style:font-family-complex="Times New Roman" fo:font-size="13pt"/>
    </style:style>
    <style:style style:parent-style-name="725" style:display-name="T8" style:family="text" style:name="855">
      <style:text-properties fo:color="#000000" fo:font-family="Times New Roman" style:font-family-complex="Times New Roman" fo:font-size="13pt"/>
    </style:style>
    <style:style style:parent-style-name="725" style:display-name="T9" style:family="text" style:name="856">
      <style:text-properties fo:color="#000000" fo:font-family="Times New Roman" style:font-family-complex="Times New Roman" fo:font-size="13pt"/>
    </style:style>
    <style:style style:parent-style-name="725" style:display-name="T10" style:family="text" style:name="857">
      <style:text-properties fo:color="#202122" fo:font-family="Symbol" style:font-family-complex="Symbol" fo:font-size="10.5pt"/>
    </style:style>
    <style:style style:parent-style-name="725" style:display-name="T11" style:family="text" style:name="858">
      <style:text-properties fo:color="#202122" fo:font-family="Symbol" style:font-family-complex="Symbol" fo:font-size="10.5pt"/>
    </style:style>
    <style:style style:parent-style-name="725" style:display-name="T12" style:family="text" style:name="859">
      <style:text-properties fo:color="#202122" fo:font-family="Symbol" style:font-family-complex="Symbol" fo:font-size="10.5pt"/>
    </style:style>
    <style:style style:parent-style-name="725" style:display-name="T13" style:family="text" style:name="860">
      <style:text-properties fo:color="#202122" fo:font-family="Symbol" style:font-family-complex="Symbol" fo:font-size="10.5pt"/>
    </style:style>
    <style:style style:parent-style-name="725" style:display-name="T14" style:family="text" style:name="861">
      <style:text-properties fo:color="#202122" fo:font-family="Symbol" style:font-family-complex="Symbol" fo:font-size="10.5pt"/>
    </style:style>
    <style:style style:parent-style-name="725" style:display-name="T15" style:family="text" style:name="862">
      <style:text-properties fo:color="#202122" fo:font-family="Symbol" style:font-family-complex="Symbol" fo:font-size="10.5pt"/>
    </style:style>
    <style:style style:parent-style-name="725" style:display-name="T16" style:family="text" style:name="863">
      <style:text-properties fo:color="#202122" fo:font-family="Symbol" style:font-family-complex="Symbol" fo:font-size="10.5pt"/>
    </style:style>
    <style:style style:parent-style-name="725" style:display-name="T17" style:family="text" style:name="864">
      <style:text-properties fo:color="#202122" fo:font-family="Symbol" style:font-family-complex="Symbol" fo:font-size="10.5pt"/>
    </style:style>
    <style:style style:parent-style-name="725" style:display-name="T18" style:family="text" style:name="865">
      <style:text-properties fo:color="#202122" fo:font-family="Symbol" style:font-family-complex="Symbol" fo:font-size="10.5pt"/>
    </style:style>
    <style:style style:parent-style-name="725" style:display-name="T19" style:family="text" style:name="866">
      <style:text-properties fo:color="#202124" fo:font-family="Symbol" style:font-family-complex="Symbol" fo:font-size="12pt"/>
    </style:style>
    <style:style style:parent-style-name="725" style:display-name="T20" style:family="text" style:name="867">
      <style:text-properties fo:color="#202124" fo:font-family="Symbol" style:font-family-complex="Symbol" fo:font-size="12pt"/>
    </style:style>
    <style:style style:parent-style-name="725" style:display-name="T21" style:family="text" style:name="868">
      <style:text-properties fo:color="#202124" fo:font-family="Symbol" style:font-family-complex="Symbol" fo:font-size="12pt"/>
    </style:style>
    <style:style style:parent-style-name="725" style:display-name="T22" style:family="text" style:name="869">
      <style:text-properties fo:color="#202124" fo:font-family="Symbol" style:font-family-complex="Symbol" fo:font-size="12pt"/>
    </style:style>
    <style:style style:parent-style-name="725" style:display-name="T23" style:family="text" style:name="870">
      <style:text-properties fo:color="#202124" fo:font-family="Symbol" style:font-family-complex="Symbol" fo:font-size="12pt"/>
    </style:style>
    <style:style style:parent-style-name="725" style:display-name="T24" style:family="text" style:name="871">
      <style:text-properties fo:color="#202124" fo:font-family="Symbol" style:font-family-complex="Symbol" fo:font-size="12pt"/>
    </style:style>
    <style:style style:parent-style-name="725" style:display-name="T25" style:family="text" style:name="872">
      <style:text-properties fo:color="#202124" fo:font-family="Symbol" style:font-family-complex="Symbol" fo:font-size="12pt"/>
    </style:style>
    <style:style style:parent-style-name="725" style:display-name="T26" style:family="text" style:name="873">
      <style:text-properties fo:color="#202124" fo:font-family="Symbol" style:font-family-complex="Symbol" fo:font-size="12pt"/>
    </style:style>
    <style:style style:parent-style-name="725" style:display-name="T27" style:family="text" style:name="874">
      <style:text-properties fo:color="#202124" fo:font-family="Symbol" style:font-family-complex="Symbol" fo:font-size="12pt"/>
    </style:style>
    <style:style style:parent-style-name="725" style:display-name="T28" style:family="text" style:name="875">
      <style:text-properties fo:color="#000000" fo:font-family="Arial" style:font-family-complex="Arial" fo:font-size="12pt"/>
    </style:style>
    <style:style style:parent-style-name="725" style:display-name="T1" style:family="text" style:name="876">
      <style:text-properties fo:color="#000000" fo:font-family="Times New Roman" style:font-family-complex="Times New Roman" fo:font-size="14pt"/>
    </style:style>
    <style:style style:parent-style-name="725" style:display-name="T2" style:family="text" style:name="877">
      <style:text-properties fo:color="#000000" fo:font-family="Times New Roman" style:font-family-complex="Times New Roman" fo:font-size="13pt"/>
    </style:style>
    <style:style style:parent-style-name="725" style:display-name="T3" style:family="text" style:name="878">
      <style:text-properties fo:color="#000000" fo:font-family="Times New Roman" style:font-family-complex="Times New Roman" fo:font-size="13pt"/>
    </style:style>
    <style:style style:parent-style-name="725" style:display-name="T4" style:family="text" style:name="879">
      <style:text-properties fo:color="#000000" fo:font-family="Times New Roman" style:font-family-complex="Times New Roman" fo:font-size="13pt"/>
    </style:style>
    <style:style style:parent-style-name="725" style:display-name="T5" style:family="text" style:name="880">
      <style:text-properties fo:color="#000000" fo:font-family="Times New Roman" style:font-family-complex="Times New Roman" fo:font-size="13pt"/>
    </style:style>
    <style:style style:parent-style-name="725" style:display-name="T6" style:family="text" style:name="881">
      <style:text-properties fo:color="#000000" fo:font-family="Times New Roman" style:font-family-complex="Times New Roman" fo:font-size="13pt"/>
    </style:style>
    <style:style style:parent-style-name="725" style:display-name="T7" style:family="text" style:name="882">
      <style:text-properties fo:color="#000000" fo:font-family="Times New Roman" style:font-family-complex="Times New Roman" fo:font-size="13pt"/>
    </style:style>
    <style:style style:parent-style-name="725" style:display-name="T8" style:family="text" style:name="883">
      <style:text-properties fo:color="#000000" fo:font-family="Times New Roman" style:font-family-complex="Times New Roman" fo:font-size="13pt"/>
    </style:style>
    <style:style style:parent-style-name="725" style:display-name="T9" style:family="text" style:name="884">
      <style:text-properties fo:color="#000000" fo:font-family="Times New Roman" style:font-family-complex="Times New Roman" fo:font-size="13pt"/>
    </style:style>
    <style:style style:parent-style-name="725" style:display-name="T10" style:family="text" style:name="885">
      <style:text-properties fo:color="#202122" fo:font-family="Symbol" style:font-family-complex="Symbol" fo:font-size="10.5pt"/>
    </style:style>
    <style:style style:parent-style-name="725" style:display-name="T11" style:family="text" style:name="886">
      <style:text-properties fo:color="#202122" fo:font-family="Symbol" style:font-family-complex="Symbol" fo:font-size="10.5pt"/>
    </style:style>
    <style:style style:parent-style-name="725" style:display-name="T12" style:family="text" style:name="887">
      <style:text-properties fo:color="#202122" fo:font-family="Symbol" style:font-family-complex="Symbol" fo:font-size="10.5pt"/>
    </style:style>
    <style:style style:parent-style-name="725" style:display-name="T13" style:family="text" style:name="888">
      <style:text-properties fo:color="#202122" fo:font-family="Symbol" style:font-family-complex="Symbol" fo:font-size="10.5pt"/>
    </style:style>
    <style:style style:parent-style-name="725" style:display-name="T14" style:family="text" style:name="889">
      <style:text-properties fo:color="#202122" fo:font-family="Symbol" style:font-family-complex="Symbol" fo:font-size="10.5pt"/>
    </style:style>
    <style:style style:parent-style-name="725" style:display-name="T15" style:family="text" style:name="890">
      <style:text-properties fo:color="#202122" fo:font-family="Symbol" style:font-family-complex="Symbol" fo:font-size="10.5pt"/>
    </style:style>
    <style:style style:parent-style-name="725" style:display-name="T16" style:family="text" style:name="891">
      <style:text-properties fo:color="#202122" fo:font-family="Symbol" style:font-family-complex="Symbol" fo:font-size="10.5pt"/>
    </style:style>
    <style:style style:parent-style-name="725" style:display-name="T17" style:family="text" style:name="892">
      <style:text-properties fo:color="#202122" fo:font-family="Symbol" style:font-family-complex="Symbol" fo:font-size="10.5pt"/>
    </style:style>
    <style:style style:parent-style-name="725" style:display-name="T18" style:family="text" style:name="893">
      <style:text-properties fo:color="#202122" fo:font-family="Symbol" style:font-family-complex="Symbol" fo:font-size="10.5pt"/>
    </style:style>
    <style:style style:parent-style-name="725" style:display-name="T19" style:family="text" style:name="894">
      <style:text-properties fo:color="#202124" fo:font-family="Symbol" style:font-family-complex="Symbol" fo:font-size="12pt"/>
    </style:style>
    <style:style style:parent-style-name="725" style:display-name="T20" style:family="text" style:name="895">
      <style:text-properties fo:color="#202124" fo:font-family="Symbol" style:font-family-complex="Symbol" fo:font-size="12pt"/>
    </style:style>
    <style:style style:parent-style-name="725" style:display-name="T21" style:family="text" style:name="896">
      <style:text-properties fo:color="#202124" fo:font-family="Symbol" style:font-family-complex="Symbol" fo:font-size="12pt"/>
    </style:style>
    <style:style style:parent-style-name="725" style:display-name="T22" style:family="text" style:name="897">
      <style:text-properties fo:color="#202124" fo:font-family="Symbol" style:font-family-complex="Symbol" fo:font-size="12pt"/>
    </style:style>
    <style:style style:parent-style-name="725" style:display-name="T23" style:family="text" style:name="898">
      <style:text-properties fo:color="#202124" fo:font-family="Symbol" style:font-family-complex="Symbol" fo:font-size="12pt"/>
    </style:style>
    <style:style style:parent-style-name="725" style:display-name="T24" style:family="text" style:name="899">
      <style:text-properties fo:color="#202124" fo:font-family="Symbol" style:font-family-complex="Symbol" fo:font-size="12pt"/>
    </style:style>
    <style:style style:parent-style-name="725" style:display-name="T25" style:family="text" style:name="900">
      <style:text-properties fo:color="#202124" fo:font-family="Symbol" style:font-family-complex="Symbol" fo:font-size="12pt"/>
    </style:style>
    <style:style style:parent-style-name="725" style:display-name="T26" style:family="text" style:name="901">
      <style:text-properties fo:color="#202124" fo:font-family="Symbol" style:font-family-complex="Symbol" fo:font-size="12pt"/>
    </style:style>
    <style:style style:parent-style-name="725" style:display-name="T27" style:family="text" style:name="902">
      <style:text-properties fo:color="#202124" fo:font-family="Symbol" style:font-family-complex="Symbol" fo:font-size="12pt"/>
    </style:style>
    <style:style style:parent-style-name="725" style:display-name="T28" style:family="text" style:name="903">
      <style:text-properties fo:color="#000000" fo:font-family="Arial" style:font-family-complex="Arial" fo:font-size="12pt"/>
    </style:style>
    <style:style style:parent-style-name="725" style:display-name="T1" style:family="text" style:name="904">
      <style:text-properties fo:color="#000000" fo:font-family="Times New Roman" style:font-family-complex="Times New Roman" fo:font-size="14pt"/>
    </style:style>
    <style:style style:parent-style-name="725" style:display-name="T2" style:family="text" style:name="905">
      <style:text-properties fo:color="#000000" fo:font-family="Times New Roman" style:font-family-complex="Times New Roman" fo:font-size="13pt"/>
    </style:style>
    <style:style style:parent-style-name="725" style:display-name="T3" style:family="text" style:name="906">
      <style:text-properties fo:color="#000000" fo:font-family="Times New Roman" style:font-family-complex="Times New Roman" fo:font-size="13pt"/>
    </style:style>
    <style:style style:parent-style-name="725" style:display-name="T4" style:family="text" style:name="907">
      <style:text-properties fo:color="#000000" fo:font-family="Times New Roman" style:font-family-complex="Times New Roman" fo:font-size="13pt"/>
    </style:style>
    <style:style style:parent-style-name="725" style:display-name="T5" style:family="text" style:name="908">
      <style:text-properties fo:color="#000000" fo:font-family="Times New Roman" style:font-family-complex="Times New Roman" fo:font-size="13pt"/>
    </style:style>
    <style:style style:parent-style-name="725" style:display-name="T6" style:family="text" style:name="909">
      <style:text-properties fo:color="#000000" fo:font-family="Times New Roman" style:font-family-complex="Times New Roman" fo:font-size="13pt"/>
    </style:style>
    <style:style style:parent-style-name="725" style:display-name="T7" style:family="text" style:name="910">
      <style:text-properties fo:color="#000000" fo:font-family="Times New Roman" style:font-family-complex="Times New Roman" fo:font-size="13pt"/>
    </style:style>
    <style:style style:parent-style-name="725" style:display-name="T8" style:family="text" style:name="911">
      <style:text-properties fo:color="#000000" fo:font-family="Times New Roman" style:font-family-complex="Times New Roman" fo:font-size="13pt"/>
    </style:style>
    <style:style style:parent-style-name="725" style:display-name="T9" style:family="text" style:name="912">
      <style:text-properties fo:color="#000000" fo:font-family="Times New Roman" style:font-family-complex="Times New Roman" fo:font-size="13pt"/>
    </style:style>
    <style:style style:parent-style-name="725" style:display-name="T10" style:family="text" style:name="913">
      <style:text-properties fo:color="#202122" fo:font-family="Symbol" style:font-family-complex="Symbol" fo:font-size="10.5pt"/>
    </style:style>
    <style:style style:parent-style-name="725" style:display-name="T11" style:family="text" style:name="914">
      <style:text-properties fo:color="#202122" fo:font-family="Symbol" style:font-family-complex="Symbol" fo:font-size="10.5pt"/>
    </style:style>
    <style:style style:parent-style-name="725" style:display-name="T12" style:family="text" style:name="915">
      <style:text-properties fo:color="#202122" fo:font-family="Symbol" style:font-family-complex="Symbol" fo:font-size="10.5pt"/>
    </style:style>
    <style:style style:parent-style-name="725" style:display-name="T13" style:family="text" style:name="916">
      <style:text-properties fo:color="#202122" fo:font-family="Symbol" style:font-family-complex="Symbol" fo:font-size="10.5pt"/>
    </style:style>
    <style:style style:parent-style-name="725" style:display-name="T14" style:family="text" style:name="917">
      <style:text-properties fo:color="#202122" fo:font-family="Symbol" style:font-family-complex="Symbol" fo:font-size="10.5pt"/>
    </style:style>
    <style:style style:parent-style-name="725" style:display-name="T15" style:family="text" style:name="918">
      <style:text-properties fo:color="#202122" fo:font-family="Symbol" style:font-family-complex="Symbol" fo:font-size="10.5pt"/>
    </style:style>
    <style:style style:parent-style-name="725" style:display-name="T16" style:family="text" style:name="919">
      <style:text-properties fo:color="#202122" fo:font-family="Symbol" style:font-family-complex="Symbol" fo:font-size="10.5pt"/>
    </style:style>
    <style:style style:parent-style-name="725" style:display-name="T17" style:family="text" style:name="920">
      <style:text-properties fo:color="#202122" fo:font-family="Symbol" style:font-family-complex="Symbol" fo:font-size="10.5pt"/>
    </style:style>
    <style:style style:parent-style-name="725" style:display-name="T18" style:family="text" style:name="921">
      <style:text-properties fo:color="#202122" fo:font-family="Symbol" style:font-family-complex="Symbol" fo:font-size="10.5pt"/>
    </style:style>
    <style:style style:parent-style-name="725" style:display-name="T19" style:family="text" style:name="922">
      <style:text-properties fo:color="#202124" fo:font-family="Symbol" style:font-family-complex="Symbol" fo:font-size="12pt"/>
    </style:style>
    <style:style style:parent-style-name="725" style:display-name="T20" style:family="text" style:name="923">
      <style:text-properties fo:color="#202124" fo:font-family="Symbol" style:font-family-complex="Symbol" fo:font-size="12pt"/>
    </style:style>
    <style:style style:parent-style-name="725" style:display-name="T21" style:family="text" style:name="924">
      <style:text-properties fo:color="#202124" fo:font-family="Symbol" style:font-family-complex="Symbol" fo:font-size="12pt"/>
    </style:style>
    <style:style style:parent-style-name="725" style:display-name="T22" style:family="text" style:name="925">
      <style:text-properties fo:color="#202124" fo:font-family="Symbol" style:font-family-complex="Symbol" fo:font-size="12pt"/>
    </style:style>
    <style:style style:parent-style-name="725" style:display-name="T23" style:family="text" style:name="926">
      <style:text-properties fo:color="#202124" fo:font-family="Symbol" style:font-family-complex="Symbol" fo:font-size="12pt"/>
    </style:style>
    <style:style style:parent-style-name="725" style:display-name="T24" style:family="text" style:name="927">
      <style:text-properties fo:color="#202124" fo:font-family="Symbol" style:font-family-complex="Symbol" fo:font-size="12pt"/>
    </style:style>
    <style:style style:parent-style-name="725" style:display-name="T25" style:family="text" style:name="928">
      <style:text-properties fo:color="#202124" fo:font-family="Symbol" style:font-family-complex="Symbol" fo:font-size="12pt"/>
    </style:style>
    <style:style style:parent-style-name="725" style:display-name="T26" style:family="text" style:name="929">
      <style:text-properties fo:color="#202124" fo:font-family="Symbol" style:font-family-complex="Symbol" fo:font-size="12pt"/>
    </style:style>
    <style:style style:parent-style-name="725" style:display-name="T27" style:family="text" style:name="930">
      <style:text-properties fo:color="#202124" fo:font-family="Symbol" style:font-family-complex="Symbol" fo:font-size="12pt"/>
    </style:style>
    <style:style style:parent-style-name="725" style:display-name="T28" style:family="text" style:name="931">
      <style:text-properties fo:color="#000000" fo:font-family="Arial" style:font-family-complex="Arial" fo:font-size="12pt"/>
    </style:style>
    <style:style style:parent-style-name="725" style:display-name="T1" style:family="text" style:name="932">
      <style:text-properties fo:color="#000000" fo:font-family="Times New Roman" style:font-family-complex="Times New Roman" fo:font-size="14pt"/>
    </style:style>
    <style:style style:parent-style-name="725" style:display-name="T2" style:family="text" style:name="933">
      <style:text-properties fo:color="#000000" fo:font-family="Times New Roman" style:font-family-complex="Times New Roman" fo:font-size="13pt"/>
    </style:style>
    <style:style style:parent-style-name="725" style:display-name="T3" style:family="text" style:name="934">
      <style:text-properties fo:color="#000000" fo:font-family="Times New Roman" style:font-family-complex="Times New Roman" fo:font-size="13pt"/>
    </style:style>
    <style:style style:parent-style-name="725" style:display-name="T4" style:family="text" style:name="935">
      <style:text-properties fo:color="#000000" fo:font-family="Times New Roman" style:font-family-complex="Times New Roman" fo:font-size="13pt"/>
    </style:style>
    <style:style style:parent-style-name="725" style:display-name="T5" style:family="text" style:name="936">
      <style:text-properties fo:color="#000000" fo:font-family="Times New Roman" style:font-family-complex="Times New Roman" fo:font-size="13pt"/>
    </style:style>
    <style:style style:parent-style-name="725" style:display-name="T6" style:family="text" style:name="937">
      <style:text-properties fo:color="#000000" fo:font-family="Times New Roman" style:font-family-complex="Times New Roman" fo:font-size="13pt"/>
    </style:style>
    <style:style style:parent-style-name="725" style:display-name="T7" style:family="text" style:name="938">
      <style:text-properties fo:color="#000000" fo:font-family="Times New Roman" style:font-family-complex="Times New Roman" fo:font-size="13pt"/>
    </style:style>
    <style:style style:parent-style-name="725" style:display-name="T8" style:family="text" style:name="939">
      <style:text-properties fo:color="#000000" fo:font-family="Times New Roman" style:font-family-complex="Times New Roman" fo:font-size="13pt"/>
    </style:style>
    <style:style style:parent-style-name="725" style:display-name="T9" style:family="text" style:name="940">
      <style:text-properties fo:color="#000000" fo:font-family="Times New Roman" style:font-family-complex="Times New Roman" fo:font-size="13pt"/>
    </style:style>
    <style:style style:parent-style-name="725" style:display-name="T10" style:family="text" style:name="941">
      <style:text-properties fo:color="#202122" fo:font-family="Symbol" style:font-family-complex="Symbol" fo:font-size="10.5pt"/>
    </style:style>
    <style:style style:parent-style-name="725" style:display-name="T11" style:family="text" style:name="942">
      <style:text-properties fo:color="#202122" fo:font-family="Symbol" style:font-family-complex="Symbol" fo:font-size="10.5pt"/>
    </style:style>
    <style:style style:parent-style-name="725" style:display-name="T12" style:family="text" style:name="943">
      <style:text-properties fo:color="#202122" fo:font-family="Symbol" style:font-family-complex="Symbol" fo:font-size="10.5pt"/>
    </style:style>
    <style:style style:parent-style-name="725" style:display-name="T13" style:family="text" style:name="944">
      <style:text-properties fo:color="#202122" fo:font-family="Symbol" style:font-family-complex="Symbol" fo:font-size="10.5pt"/>
    </style:style>
    <style:style style:parent-style-name="725" style:display-name="T14" style:family="text" style:name="945">
      <style:text-properties fo:color="#202122" fo:font-family="Symbol" style:font-family-complex="Symbol" fo:font-size="10.5pt"/>
    </style:style>
    <style:style style:parent-style-name="725" style:display-name="T15" style:family="text" style:name="946">
      <style:text-properties fo:color="#202122" fo:font-family="Symbol" style:font-family-complex="Symbol" fo:font-size="10.5pt"/>
    </style:style>
    <style:style style:parent-style-name="725" style:display-name="T16" style:family="text" style:name="947">
      <style:text-properties fo:color="#202122" fo:font-family="Symbol" style:font-family-complex="Symbol" fo:font-size="10.5pt"/>
    </style:style>
    <style:style style:parent-style-name="725" style:display-name="T17" style:family="text" style:name="948">
      <style:text-properties fo:color="#202122" fo:font-family="Symbol" style:font-family-complex="Symbol" fo:font-size="10.5pt"/>
    </style:style>
    <style:style style:parent-style-name="725" style:display-name="T18" style:family="text" style:name="949">
      <style:text-properties fo:color="#202122" fo:font-family="Symbol" style:font-family-complex="Symbol" fo:font-size="10.5pt"/>
    </style:style>
    <style:style style:parent-style-name="725" style:display-name="T19" style:family="text" style:name="950">
      <style:text-properties fo:color="#202124" fo:font-family="Symbol" style:font-family-complex="Symbol" fo:font-size="12pt"/>
    </style:style>
    <style:style style:parent-style-name="725" style:display-name="T20" style:family="text" style:name="951">
      <style:text-properties fo:color="#202124" fo:font-family="Symbol" style:font-family-complex="Symbol" fo:font-size="12pt"/>
    </style:style>
    <style:style style:parent-style-name="725" style:display-name="T21" style:family="text" style:name="952">
      <style:text-properties fo:color="#202124" fo:font-family="Symbol" style:font-family-complex="Symbol" fo:font-size="12pt"/>
    </style:style>
    <style:style style:parent-style-name="725" style:display-name="T22" style:family="text" style:name="953">
      <style:text-properties fo:color="#202124" fo:font-family="Symbol" style:font-family-complex="Symbol" fo:font-size="12pt"/>
    </style:style>
    <style:style style:parent-style-name="725" style:display-name="T23" style:family="text" style:name="954">
      <style:text-properties fo:color="#202124" fo:font-family="Symbol" style:font-family-complex="Symbol" fo:font-size="12pt"/>
    </style:style>
    <style:style style:parent-style-name="725" style:display-name="T24" style:family="text" style:name="955">
      <style:text-properties fo:color="#202124" fo:font-family="Symbol" style:font-family-complex="Symbol" fo:font-size="12pt"/>
    </style:style>
    <style:style style:parent-style-name="725" style:display-name="T25" style:family="text" style:name="956">
      <style:text-properties fo:color="#202124" fo:font-family="Symbol" style:font-family-complex="Symbol" fo:font-size="12pt"/>
    </style:style>
    <style:style style:parent-style-name="725" style:display-name="T26" style:family="text" style:name="957">
      <style:text-properties fo:color="#202124" fo:font-family="Symbol" style:font-family-complex="Symbol" fo:font-size="12pt"/>
    </style:style>
    <style:style style:parent-style-name="725" style:display-name="T27" style:family="text" style:name="958">
      <style:text-properties fo:color="#202124" fo:font-family="Symbol" style:font-family-complex="Symbol" fo:font-size="12pt"/>
    </style:style>
    <style:style style:parent-style-name="725" style:display-name="T28" style:family="text" style:name="959">
      <style:text-properties fo:color="#000000" fo:font-family="Arial" style:font-family-complex="Arial" fo:font-size="12pt"/>
    </style:style>
    <style:style style:parent-style-name="725" style:display-name="T1" style:family="text" style:name="960">
      <style:text-properties fo:color="#000000" fo:font-family="Times New Roman" style:font-family-complex="Times New Roman" fo:font-size="14pt"/>
    </style:style>
    <style:style style:parent-style-name="725" style:display-name="T2" style:family="text" style:name="961">
      <style:text-properties fo:color="#000000" fo:font-family="Times New Roman" style:font-family-complex="Times New Roman" fo:font-size="13pt"/>
    </style:style>
    <style:style style:parent-style-name="725" style:display-name="T3" style:family="text" style:name="962">
      <style:text-properties fo:color="#000000" fo:font-family="Times New Roman" style:font-family-complex="Times New Roman" fo:font-size="13pt"/>
    </style:style>
    <style:style style:parent-style-name="725" style:display-name="T4" style:family="text" style:name="963">
      <style:text-properties fo:color="#000000" fo:font-family="Times New Roman" style:font-family-complex="Times New Roman" fo:font-size="13pt"/>
    </style:style>
    <style:style style:parent-style-name="725" style:display-name="T5" style:family="text" style:name="964">
      <style:text-properties fo:color="#000000" fo:font-family="Times New Roman" style:font-family-complex="Times New Roman" fo:font-size="13pt"/>
    </style:style>
    <style:style style:parent-style-name="725" style:display-name="T6" style:family="text" style:name="965">
      <style:text-properties fo:color="#000000" fo:font-family="Times New Roman" style:font-family-complex="Times New Roman" fo:font-size="13pt"/>
    </style:style>
    <style:style style:parent-style-name="725" style:display-name="T7" style:family="text" style:name="966">
      <style:text-properties fo:color="#000000" fo:font-family="Times New Roman" style:font-family-complex="Times New Roman" fo:font-size="13pt"/>
    </style:style>
    <style:style style:parent-style-name="725" style:display-name="T8" style:family="text" style:name="967">
      <style:text-properties fo:color="#000000" fo:font-family="Times New Roman" style:font-family-complex="Times New Roman" fo:font-size="13pt"/>
    </style:style>
    <style:style style:parent-style-name="725" style:display-name="T9" style:family="text" style:name="968">
      <style:text-properties fo:color="#000000" fo:font-family="Times New Roman" style:font-family-complex="Times New Roman" fo:font-size="13pt"/>
    </style:style>
    <style:style style:parent-style-name="725" style:display-name="T10" style:family="text" style:name="969">
      <style:text-properties fo:color="#202122" fo:font-family="Symbol" style:font-family-complex="Symbol" fo:font-size="10.5pt"/>
    </style:style>
    <style:style style:parent-style-name="725" style:display-name="T11" style:family="text" style:name="970">
      <style:text-properties fo:color="#202122" fo:font-family="Symbol" style:font-family-complex="Symbol" fo:font-size="10.5pt"/>
    </style:style>
    <style:style style:parent-style-name="725" style:display-name="T12" style:family="text" style:name="971">
      <style:text-properties fo:color="#202122" fo:font-family="Symbol" style:font-family-complex="Symbol" fo:font-size="10.5pt"/>
    </style:style>
    <style:style style:parent-style-name="725" style:display-name="T13" style:family="text" style:name="972">
      <style:text-properties fo:color="#202122" fo:font-family="Symbol" style:font-family-complex="Symbol" fo:font-size="10.5pt"/>
    </style:style>
    <style:style style:parent-style-name="725" style:display-name="T14" style:family="text" style:name="973">
      <style:text-properties fo:color="#202122" fo:font-family="Symbol" style:font-family-complex="Symbol" fo:font-size="10.5pt"/>
    </style:style>
    <style:style style:parent-style-name="725" style:display-name="T15" style:family="text" style:name="974">
      <style:text-properties fo:color="#202122" fo:font-family="Symbol" style:font-family-complex="Symbol" fo:font-size="10.5pt"/>
    </style:style>
    <style:style style:parent-style-name="725" style:display-name="T16" style:family="text" style:name="975">
      <style:text-properties fo:color="#202122" fo:font-family="Symbol" style:font-family-complex="Symbol" fo:font-size="10.5pt"/>
    </style:style>
    <style:style style:parent-style-name="725" style:display-name="T17" style:family="text" style:name="976">
      <style:text-properties fo:color="#202122" fo:font-family="Symbol" style:font-family-complex="Symbol" fo:font-size="10.5pt"/>
    </style:style>
    <style:style style:parent-style-name="725" style:display-name="T18" style:family="text" style:name="977">
      <style:text-properties fo:color="#202122" fo:font-family="Symbol" style:font-family-complex="Symbol" fo:font-size="10.5pt"/>
    </style:style>
    <style:style style:parent-style-name="725" style:display-name="T19" style:family="text" style:name="978">
      <style:text-properties fo:color="#202124" fo:font-family="Symbol" style:font-family-complex="Symbol" fo:font-size="12pt"/>
    </style:style>
    <style:style style:parent-style-name="725" style:display-name="T20" style:family="text" style:name="979">
      <style:text-properties fo:color="#202124" fo:font-family="Symbol" style:font-family-complex="Symbol" fo:font-size="12pt"/>
    </style:style>
    <style:style style:parent-style-name="725" style:display-name="T21" style:family="text" style:name="980">
      <style:text-properties fo:color="#202124" fo:font-family="Symbol" style:font-family-complex="Symbol" fo:font-size="12pt"/>
    </style:style>
    <style:style style:parent-style-name="725" style:display-name="T22" style:family="text" style:name="981">
      <style:text-properties fo:color="#202124" fo:font-family="Symbol" style:font-family-complex="Symbol" fo:font-size="12pt"/>
    </style:style>
    <style:style style:parent-style-name="725" style:display-name="T23" style:family="text" style:name="982">
      <style:text-properties fo:color="#202124" fo:font-family="Symbol" style:font-family-complex="Symbol" fo:font-size="12pt"/>
    </style:style>
    <style:style style:parent-style-name="725" style:display-name="T24" style:family="text" style:name="983">
      <style:text-properties fo:color="#202124" fo:font-family="Symbol" style:font-family-complex="Symbol" fo:font-size="12pt"/>
    </style:style>
    <style:style style:parent-style-name="725" style:display-name="T25" style:family="text" style:name="984">
      <style:text-properties fo:color="#202124" fo:font-family="Symbol" style:font-family-complex="Symbol" fo:font-size="12pt"/>
    </style:style>
    <style:style style:parent-style-name="725" style:display-name="T26" style:family="text" style:name="985">
      <style:text-properties fo:color="#202124" fo:font-family="Symbol" style:font-family-complex="Symbol" fo:font-size="12pt"/>
    </style:style>
    <style:style style:parent-style-name="725" style:display-name="T27" style:family="text" style:name="986">
      <style:text-properties fo:color="#202124" fo:font-family="Symbol" style:font-family-complex="Symbol" fo:font-size="12pt"/>
    </style:style>
    <style:style style:parent-style-name="725" style:display-name="T28" style:family="text" style:name="987">
      <style:text-properties fo:color="#000000" fo:font-family="Arial" style:font-family-complex="Arial" fo:font-size="12pt"/>
    </style:style>
    <style:style style:family="text" style:name="T1">
      <style:text-properties fo:color="#000000" fo:font-family="Times New Roman" style:font-family-complex="Times New Roman" fo:font-size="14pt"/>
    </style:style>
    <style:style style:family="text" style:name="T2">
      <style:text-properties fo:color="#000000" fo:font-family="Times New Roman" style:font-family-complex="Times New Roman" fo:font-size="13pt"/>
    </style:style>
    <style:style style:family="text" style:name="T3">
      <style:text-properties fo:color="#000000" fo:font-family="Times New Roman" style:font-family-complex="Times New Roman" fo:font-size="13pt"/>
    </style:style>
    <style:style style:family="text" style:name="T4">
      <style:text-properties fo:color="#000000" fo:font-family="Times New Roman" style:font-family-complex="Times New Roman" fo:font-size="13pt"/>
    </style:style>
    <style:style style:family="text" style:name="T5">
      <style:text-properties fo:color="#000000" fo:font-family="Times New Roman" style:font-family-complex="Times New Roman" fo:font-size="13pt"/>
    </style:style>
    <style:style style:family="text" style:name="T6">
      <style:text-properties fo:color="#000000" fo:font-family="Times New Roman" style:font-family-complex="Times New Roman" fo:font-size="13pt"/>
    </style:style>
    <style:style style:family="text" style:name="T7">
      <style:text-properties fo:color="#000000" fo:font-family="Times New Roman" style:font-family-complex="Times New Roman" fo:font-size="13pt"/>
    </style:style>
    <style:style style:family="text" style:name="T8">
      <style:text-properties fo:color="#000000" fo:font-family="Times New Roman" style:font-family-complex="Times New Roman" fo:font-size="13pt"/>
    </style:style>
    <style:style style:family="text" style:name="T9">
      <style:text-properties fo:color="#000000" fo:font-family="Times New Roman" style:font-family-complex="Times New Roman" fo:font-size="13pt"/>
    </style:style>
    <style:style style:family="text" style:name="T10">
      <style:text-properties fo:color="#202122" fo:font-family="Symbol" style:font-family-complex="Symbol" fo:font-size="10.5pt"/>
    </style:style>
    <style:style style:family="text" style:name="T11">
      <style:text-properties fo:color="#202122" fo:font-family="Symbol" style:font-family-complex="Symbol" fo:font-size="10.5pt"/>
    </style:style>
    <style:style style:family="text" style:name="T12">
      <style:text-properties fo:color="#202122" fo:font-family="Symbol" style:font-family-complex="Symbol" fo:font-size="10.5pt"/>
    </style:style>
    <style:style style:family="text" style:name="T13">
      <style:text-properties fo:color="#202122" fo:font-family="Symbol" style:font-family-complex="Symbol" fo:font-size="10.5pt"/>
    </style:style>
    <style:style style:family="text" style:name="T14">
      <style:text-properties fo:color="#202122" fo:font-family="Symbol" style:font-family-complex="Symbol" fo:font-size="10.5pt"/>
    </style:style>
    <style:style style:family="text" style:name="T15">
      <style:text-properties fo:color="#202122" fo:font-family="Symbol" style:font-family-complex="Symbol" fo:font-size="10.5pt"/>
    </style:style>
    <style:style style:family="text" style:name="T16">
      <style:text-properties fo:color="#202122" fo:font-family="Symbol" style:font-family-complex="Symbol" fo:font-size="10.5pt"/>
    </style:style>
    <style:style style:family="text" style:name="T17">
      <style:text-properties fo:color="#202122" fo:font-family="Symbol" style:font-family-complex="Symbol" fo:font-size="10.5pt"/>
    </style:style>
    <style:style style:family="text" style:name="T18">
      <style:text-properties fo:color="#202122" fo:font-family="Symbol" style:font-family-complex="Symbol" fo:font-size="10.5pt"/>
    </style:style>
    <style:style style:family="text" style:name="T19">
      <style:text-properties fo:color="#202124" fo:font-family="Symbol" style:font-family-complex="Symbol" fo:font-size="12pt"/>
    </style:style>
    <style:style style:family="text" style:name="T20">
      <style:text-properties fo:color="#202124" fo:font-family="Symbol" style:font-family-complex="Symbol" fo:font-size="12pt"/>
    </style:style>
    <style:style style:family="text" style:name="T21">
      <style:text-properties fo:color="#202124" fo:font-family="Symbol" style:font-family-complex="Symbol" fo:font-size="12pt"/>
    </style:style>
    <style:style style:family="text" style:name="T22">
      <style:text-properties fo:color="#202124" fo:font-family="Symbol" style:font-family-complex="Symbol" fo:font-size="12pt"/>
    </style:style>
    <style:style style:family="text" style:name="T23">
      <style:text-properties fo:color="#202124" fo:font-family="Symbol" style:font-family-complex="Symbol" fo:font-size="12pt"/>
    </style:style>
    <style:style style:family="text" style:name="T24">
      <style:text-properties fo:color="#202124" fo:font-family="Symbol" style:font-family-complex="Symbol" fo:font-size="12pt"/>
    </style:style>
    <style:style style:family="text" style:name="T25">
      <style:text-properties fo:color="#202124" fo:font-family="Symbol" style:font-family-complex="Symbol" fo:font-size="12pt"/>
    </style:style>
    <style:style style:family="text" style:name="T26">
      <style:text-properties fo:color="#202124" fo:font-family="Symbol" style:font-family-complex="Symbol" fo:font-size="12pt"/>
    </style:style>
    <style:style style:family="text" style:name="T27">
      <style:text-properties fo:color="#202124" fo:font-family="Symbol" style:font-family-complex="Symbol" fo:font-size="12pt"/>
    </style:style>
    <style:style style:family="text" style:name="T28">
      <style:text-properties fo:color="#000000" fo:font-family="Arial" style:font-family-complex="Arial" fo:font-size="12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">
      <text:list-level-style-number text:level="1" text:style-name="T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3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3">
      <text:list-level-style-number text:level="1" text:style-name="T3" style:num-format="1" style:num-suffix=".">
        <style:list-level-properties text:list-level-position-and-space-mode="label-alignment">
          <style:list-level-label-alignment fo:text-indent="-0.635cm" fo:margin-left="0.6968cm"/>
        </style:list-level-properties>
        <style:text-properties fo:color="#000000" fo:font-family="Times New Roman" style:font-family-complex="Times New Roman" fo:font-size="13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1.967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237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4.507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5.777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047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317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9.587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0.86cm"/>
        </style:list-level-properties>
      </text:list-level-style-number>
    </text:list-style>
    <text:list-style style:name="WWNum4">
      <text:list-level-style-number text:level="1" text:style-name="T4" style:num-format="1" style:num-suffix=".">
        <style:list-level-properties text:list-level-position-and-space-mode="label-alignment">
          <style:list-level-label-alignment fo:text-indent="-0.635cm" fo:margin-left="0.7391cm"/>
        </style:list-level-properties>
        <style:text-properties fo:color="#000000" fo:font-family="Times New Roman" style:font-family-complex="Times New Roman" fo:font-size="13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009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279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4.549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5.819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09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36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9.63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0.9cm"/>
        </style:list-level-properties>
      </text:list-level-style-number>
    </text:list-style>
    <text:list-style style:name="WWNum5">
      <text:list-level-style-number text:level="1" text:style-name="T5" style:num-format="1" style:num-suffix=".">
        <style:list-level-properties text:list-level-position-and-space-mode="label-alignment">
          <style:list-level-label-alignment fo:text-indent="-0.635cm" fo:margin-left="0.7391cm"/>
        </style:list-level-properties>
        <style:text-properties fo:color="#000000" fo:font-family="Times New Roman" style:font-family-complex="Times New Roman" fo:font-size="13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009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279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4.549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5.819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09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36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9.63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0.9cm"/>
        </style:list-level-properties>
      </text:list-level-style-number>
    </text:list-style>
    <text:list-style style:name="WWNum6">
      <text:list-level-style-number text:level="1" text:style-name="T6" style:num-format="1" style:num-suffix=".">
        <style:list-level-properties text:list-level-position-and-space-mode="label-alignment">
          <style:list-level-label-alignment fo:text-indent="-0.635cm" fo:margin-left="0.7391cm"/>
        </style:list-level-properties>
        <style:text-properties fo:color="#000000" fo:font-family="Times New Roman" style:font-family-complex="Times New Roman" fo:font-size="13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009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279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4.549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5.819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09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36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9.63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0.9cm"/>
        </style:list-level-properties>
      </text:list-level-style-number>
    </text:list-style>
    <text:list-style style:name="WWNum7">
      <text:list-level-style-number text:level="1" text:style-name="T7" style:num-format="1" style:num-suffix=".">
        <style:list-level-properties text:list-level-position-and-space-mode="label-alignment">
          <style:list-level-label-alignment fo:text-indent="-0.635cm" fo:margin-left="0.7391cm"/>
        </style:list-level-properties>
        <style:text-properties fo:color="#000000" fo:font-family="Times New Roman" style:font-family-complex="Times New Roman" fo:font-size="13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009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279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4.549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5.819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09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36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9.63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0.9cm"/>
        </style:list-level-properties>
      </text:list-level-style-number>
    </text:list-style>
    <text:list-style style:name="WWNum8">
      <text:list-level-style-number text:level="1" text:style-name="T8" style:num-format="1" style:num-suffix=".">
        <style:list-level-properties text:list-level-position-and-space-mode="label-alignment">
          <style:list-level-label-alignment fo:text-indent="-0.635cm" fo:margin-left="0.7391cm"/>
        </style:list-level-properties>
        <style:text-properties fo:color="#000000" fo:font-family="Times New Roman" style:font-family-complex="Times New Roman" fo:font-size="13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009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279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4.549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5.819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09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36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9.63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0.9cm"/>
        </style:list-level-properties>
      </text:list-level-style-number>
    </text:list-style>
    <text:list-style style:name="WWNum9">
      <text:list-level-style-number text:level="1" text:style-name="T9" style:num-format="1" style:num-suffix=".">
        <style:list-level-properties text:list-level-position-and-space-mode="label-alignment">
          <style:list-level-label-alignment fo:text-indent="-0.635cm" fo:margin-left="0.7391cm"/>
        </style:list-level-properties>
        <style:text-properties fo:color="#000000" fo:font-family="Times New Roman" style:font-family-complex="Times New Roman" fo:font-size="13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009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279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4.549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5.819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09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36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9.63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0.9cm"/>
        </style:list-level-properties>
      </text:list-level-style-number>
    </text:list-style>
    <text:list-style style:name="WWNum10">
      <text:list-level-style-bullet text:level="1" text:style-name="T10" text:bullet-char="·">
        <style:list-level-properties fo:width="0.3704cm" fo:height="0.3704cm" text:list-level-position-and-space-mode="label-alignment">
          <style:list-level-label-alignment fo:text-indent="-0.635cm" fo:margin-left="1.251cm"/>
        </style:list-level-properties>
        <style:text-properties fo:color="#202122" fo:font-family="Symbol" style:font-family-complex="Symbol" fo:font-size="10.5pt"/>
      </text:list-level-style-bullet>
      <text:list-level-style-bullet text:level="2" text:style-name="T11" text:bullet-char="·">
        <style:list-level-properties fo:width="0.3704cm" fo:height="0.3704cm" text:list-level-position-and-space-mode="label-alignment">
          <style:list-level-label-alignment fo:text-indent="-0.635cm" fo:margin-left="2.521cm"/>
        </style:list-level-properties>
        <style:text-properties fo:color="#202122" fo:font-family="Symbol" style:font-family-complex="Symbol" fo:font-size="10.5pt"/>
      </text:list-level-style-bullet>
      <text:list-level-style-bullet text:level="3" text:style-name="T12" text:bullet-char="·">
        <style:list-level-properties fo:width="0.3704cm" fo:height="0.3704cm" text:list-level-position-and-space-mode="label-alignment">
          <style:list-level-label-alignment fo:text-indent="-0.635cm" fo:margin-left="3.791cm"/>
        </style:list-level-properties>
        <style:text-properties fo:color="#202122" fo:font-family="Symbol" style:font-family-complex="Symbol" fo:font-size="10.5pt"/>
      </text:list-level-style-bullet>
      <text:list-level-style-bullet text:level="4" text:style-name="T13" text:bullet-char="·">
        <style:list-level-properties fo:width="0.3704cm" fo:height="0.3704cm" text:list-level-position-and-space-mode="label-alignment">
          <style:list-level-label-alignment fo:text-indent="-0.635cm" fo:margin-left="5.061cm"/>
        </style:list-level-properties>
        <style:text-properties fo:color="#202122" fo:font-family="Symbol" style:font-family-complex="Symbol" fo:font-size="10.5pt"/>
      </text:list-level-style-bullet>
      <text:list-level-style-bullet text:level="5" text:style-name="T14" text:bullet-char="·">
        <style:list-level-properties fo:width="0.3704cm" fo:height="0.3704cm" text:list-level-position-and-space-mode="label-alignment">
          <style:list-level-label-alignment fo:text-indent="-0.635cm" fo:margin-left="6.331cm"/>
        </style:list-level-properties>
        <style:text-properties fo:color="#202122" fo:font-family="Symbol" style:font-family-complex="Symbol" fo:font-size="10.5pt"/>
      </text:list-level-style-bullet>
      <text:list-level-style-bullet text:level="6" text:style-name="T15" text:bullet-char="·">
        <style:list-level-properties fo:width="0.3704cm" fo:height="0.3704cm" text:list-level-position-and-space-mode="label-alignment">
          <style:list-level-label-alignment fo:text-indent="-0.635cm" fo:margin-left="7.601cm"/>
        </style:list-level-properties>
        <style:text-properties fo:color="#202122" fo:font-family="Symbol" style:font-family-complex="Symbol" fo:font-size="10.5pt"/>
      </text:list-level-style-bullet>
      <text:list-level-style-bullet text:level="7" text:style-name="T16" text:bullet-char="·">
        <style:list-level-properties fo:width="0.3704cm" fo:height="0.3704cm" text:list-level-position-and-space-mode="label-alignment">
          <style:list-level-label-alignment fo:text-indent="-0.635cm" fo:margin-left="8.871cm"/>
        </style:list-level-properties>
        <style:text-properties fo:color="#202122" fo:font-family="Symbol" style:font-family-complex="Symbol" fo:font-size="10.5pt"/>
      </text:list-level-style-bullet>
      <text:list-level-style-bullet text:level="8" text:style-name="T17" text:bullet-char="·">
        <style:list-level-properties fo:width="0.3704cm" fo:height="0.3704cm" text:list-level-position-and-space-mode="label-alignment">
          <style:list-level-label-alignment fo:text-indent="-0.635cm" fo:margin-left="10.14cm"/>
        </style:list-level-properties>
        <style:text-properties fo:color="#202122" fo:font-family="Symbol" style:font-family-complex="Symbol" fo:font-size="10.5pt"/>
      </text:list-level-style-bullet>
      <text:list-level-style-bullet text:level="9" text:style-name="T18" text:bullet-char="·">
        <style:list-level-properties fo:width="0.3704cm" fo:height="0.3704cm" text:list-level-position-and-space-mode="label-alignment">
          <style:list-level-label-alignment fo:text-indent="-0.635cm" fo:margin-left="11.41cm"/>
        </style:list-level-properties>
        <style:text-properties fo:color="#202122" fo:font-family="Symbol" style:font-family-complex="Symbol" fo:font-size="10.5pt"/>
      </text:list-level-style-bullet>
    </text:list-style>
    <text:list-style style:name="WWNum1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762cm" fo:margin-left="1.397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0.8891cm" fo:margin-left="2.159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143cm" fo:margin-left="3.048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397cm" fo:margin-left="3.937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1.651cm" fo:margin-left="4.826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1.905cm" fo:margin-left="5.715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159cm" fo:margin-left="6.604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54cm" fo:margin-left="7.62cm"/>
        </style:list-level-properties>
      </text:list-level-style-number>
    </text:list-style>
    <text:list-style style:name="WWNum12">
      <text:list-level-style-bullet text:level="1" text:style-name="T19" text:bullet-char="·">
        <style:list-level-properties fo:width="0.4234cm" fo:height="0.4234cm" text:list-level-position-and-space-mode="label-alignment">
          <style:list-level-label-alignment fo:text-indent="-0.635cm" fo:margin-left="1.251cm"/>
        </style:list-level-properties>
        <style:text-properties fo:color="#202124" fo:font-family="Symbol" style:font-family-complex="Symbol" fo:font-size="12pt"/>
      </text:list-level-style-bullet>
      <text:list-level-style-bullet text:level="2" text:style-name="T20" text:bullet-char="·">
        <style:list-level-properties fo:width="0.4234cm" fo:height="0.4234cm" text:list-level-position-and-space-mode="label-alignment">
          <style:list-level-label-alignment fo:text-indent="-0.635cm" fo:margin-left="2.521cm"/>
        </style:list-level-properties>
        <style:text-properties fo:color="#202124" fo:font-family="Symbol" style:font-family-complex="Symbol" fo:font-size="12pt"/>
      </text:list-level-style-bullet>
      <text:list-level-style-bullet text:level="3" text:style-name="T21" text:bullet-char="·">
        <style:list-level-properties fo:width="0.4234cm" fo:height="0.4234cm" text:list-level-position-and-space-mode="label-alignment">
          <style:list-level-label-alignment fo:text-indent="-0.635cm" fo:margin-left="3.791cm"/>
        </style:list-level-properties>
        <style:text-properties fo:color="#202124" fo:font-family="Symbol" style:font-family-complex="Symbol" fo:font-size="12pt"/>
      </text:list-level-style-bullet>
      <text:list-level-style-bullet text:level="4" text:style-name="T22" text:bullet-char="·">
        <style:list-level-properties fo:width="0.4234cm" fo:height="0.4234cm" text:list-level-position-and-space-mode="label-alignment">
          <style:list-level-label-alignment fo:text-indent="-0.635cm" fo:margin-left="5.061cm"/>
        </style:list-level-properties>
        <style:text-properties fo:color="#202124" fo:font-family="Symbol" style:font-family-complex="Symbol" fo:font-size="12pt"/>
      </text:list-level-style-bullet>
      <text:list-level-style-bullet text:level="5" text:style-name="T23" text:bullet-char="·">
        <style:list-level-properties fo:width="0.4234cm" fo:height="0.4234cm" text:list-level-position-and-space-mode="label-alignment">
          <style:list-level-label-alignment fo:text-indent="-0.635cm" fo:margin-left="6.331cm"/>
        </style:list-level-properties>
        <style:text-properties fo:color="#202124" fo:font-family="Symbol" style:font-family-complex="Symbol" fo:font-size="12pt"/>
      </text:list-level-style-bullet>
      <text:list-level-style-bullet text:level="6" text:style-name="T24" text:bullet-char="·">
        <style:list-level-properties fo:width="0.4234cm" fo:height="0.4234cm" text:list-level-position-and-space-mode="label-alignment">
          <style:list-level-label-alignment fo:text-indent="-0.635cm" fo:margin-left="7.601cm"/>
        </style:list-level-properties>
        <style:text-properties fo:color="#202124" fo:font-family="Symbol" style:font-family-complex="Symbol" fo:font-size="12pt"/>
      </text:list-level-style-bullet>
      <text:list-level-style-bullet text:level="7" text:style-name="T25" text:bullet-char="·">
        <style:list-level-properties fo:width="0.4234cm" fo:height="0.4234cm" text:list-level-position-and-space-mode="label-alignment">
          <style:list-level-label-alignment fo:text-indent="-0.635cm" fo:margin-left="8.871cm"/>
        </style:list-level-properties>
        <style:text-properties fo:color="#202124" fo:font-family="Symbol" style:font-family-complex="Symbol" fo:font-size="12pt"/>
      </text:list-level-style-bullet>
      <text:list-level-style-bullet text:level="8" text:style-name="T26" text:bullet-char="·">
        <style:list-level-properties fo:width="0.4234cm" fo:height="0.4234cm" text:list-level-position-and-space-mode="label-alignment">
          <style:list-level-label-alignment fo:text-indent="-0.635cm" fo:margin-left="10.14cm"/>
        </style:list-level-properties>
        <style:text-properties fo:color="#202124" fo:font-family="Symbol" style:font-family-complex="Symbol" fo:font-size="12pt"/>
      </text:list-level-style-bullet>
      <text:list-level-style-bullet text:level="9" text:style-name="T27" text:bullet-char="·">
        <style:list-level-properties fo:width="0.4234cm" fo:height="0.4234cm" text:list-level-position-and-space-mode="label-alignment">
          <style:list-level-label-alignment fo:text-indent="-0.635cm" fo:margin-left="11.41cm"/>
        </style:list-level-properties>
        <style:text-properties fo:color="#202124" fo:font-family="Symbol" style:font-family-complex="Symbol" fo:font-size="12pt"/>
      </text:list-level-style-bullet>
    </text:list-style>
    <text:list-style style:name="WWNum1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886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762cm" fo:margin-left="2.648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0.8891cm" fo:margin-left="3.41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143cm" fo:margin-left="4.299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397cm" fo:margin-left="5.188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1.651cm" fo:margin-left="6.077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1.905cm" fo:margin-left="6.966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159cm" fo:margin-left="7.855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54cm" fo:margin-left="8.871cm"/>
        </style:list-level-properties>
      </text:list-level-style-number>
    </text:list-style>
    <text:list-style style:name="WWNum1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1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886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0.762cm" fo:margin-left="2.648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0.8891cm" fo:margin-left="3.41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143cm" fo:margin-left="4.299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397cm" fo:margin-left="5.188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1.651cm" fo:margin-left="6.077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1.905cm" fo:margin-left="6.966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159cm" fo:margin-left="7.855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54cm" fo:margin-left="8.871cm"/>
        </style:list-level-properties>
      </text:list-level-style-number>
    </text:list-style>
    <text:list-style style:name="WWNum1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8">
      <text:list-level-style-number text:level="1" text:style-name="T2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Arial" style:font-family-complex="Arial" fo:font-size="12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